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office:automatic-styles>
  <office:body>
    <office:text>
      <text:p text:style-name="Title">Documents anciens et reconnaissance automatique des écritures manuscrites</text:p>
      <text:p text:style-name="Horizontal_20_Line"/>
      <text:p text:style-name="First_20_paragraph">Dans le cadre du projet CREMMA-Lab soutenu par le DIM MAP, le centre Jean-Mabillon (École nationale des chartes), en partenariat avec le LAMOP et le LabEX Hastec, a organisé les 23 et 24 juin 2022 un colloque intitulé <text:span text:style-name="T1">Documents anciens et reconnaissance automatique des écritures manuscrites</text:span><text:note text:id="ftn0" text:note-class="footnote"><text:note-citation>1</text:note-citation><text:note-body><text:p text:style-name="Footnote">Comité d’organisation : Ariane Pinche et Floriane Chiffoleau. Comité scientifique : Jean-Baptiste Camps, Alix Chagué, Thibault Clérice, Frédéric Duval, Vincent Jolivet, Benjamin Kiessling, Nicolas Perreaux, Ariane Pinche, Laurent Romary, Peter Stokes.</text:p></text:note-body></text:note>.</text:p>
      <text:h text:style-name="Heading_20_1" text:outline-level="1"><text:bookmark-start text:name="la-recherche-à-lheure-de-lhtr"/>La recherche à l’heure de l’HTR<text:bookmark-end text:name="la-recherche-à-lheure-de-lhtr"/></text:h>
      <text:p text:style-name="First_20_paragraph">Ce colloque a été l’occasion de rassembler une communauté scientifique représentant les pays du sud de l’Europe (France, Italie, Grêce, Portugal, Suisse) ainsi que quelques équipes nords-américaines autour des enjeux, des finalités, des problèmes et des solutions d’avenir de la reconnaissance automatique des écritures manuscrites ou HTR (Marguin-Hamon, 2022). Il a ainsi illustré les différentes facettes du projet CREMMA-Lab : favoriser une réflexion sur la meilleure façon de produire des données ; irriguer de ces réflexions une communauté de chercheurs qui ne fait que croître autour des enjeux de l’HTR ; proposer des solutions aux institutions patrimoniales, de plus en plus intéressées par ces technologies (Camps et Pinche, 2022).</text:p>
      <text:h text:style-name="Heading_20_2" text:outline-level="2"><text:bookmark-start text:name="des-finalités-et-des-publics-multiples"/>Des finalités et des publics multiples<text:bookmark-end text:name="des-finalités-et-des-publics-multiples"/></text:h>
      <text:p text:style-name="First_20_paragraph">Les finalités de l’HTR sont multiples. Elles concernent aussi bien les scientifiques qu’un public élargi aux savants et aux curieux des sources écrites anciennes. Les projets <text:span text:style-name="T1">Crimes et châtiments</text:span> et <text:span text:style-name="T1">Lettres en lumières</text:span> (Paupe, 2022) et (Fizaine et Bouyé, 2022) ont démontré l’intérêt de l’HTR pour ouvrir la lecture des textes anciens en dehors du monde académique ou pour le développement de projets de transcription contributive.</text:p>
      <text:p text:style-name="Text_20_body">Pour le public scientifique, l’HTR est en mesure de rendre accessibles des données selon plusieurs modalités. Le projet POPP (Projet d’Océrisation des Recensements de la Population Parisienne) a montré comment elle permet de construire de vastes bases de données par l’extraction d’informations de recensements historiques (Constum, 2022). Le projet Sofer Mahir a proposé une méthode pour l’établissement d’éditions critiques (Stökl Ben Ezra, Hayim, et Jablonski, 2022), ce qui impose d’ajouter à la transcription des documentsune étape de structuration de leur hiérarchie, les différents témoins d’un même texte affectant souvent des mises en page différentes. Les travaux de thèse de doctorat de Christophe Tufféry (Tufféry, 2022) ont mis en évidence quant à eux un exemple de développement d’application visant à proposer, à partir de la transcription de carnets de fouilles archéologiques, des visualisations de ces données pour restituer l’histoire d’une fouille programmée.</text:p>
      <text:p text:style-name="Text_20_body">Outre la mise à disposition des sources textuelles ou des données qu’elles contiennent, l’HTR offre des possibilités de traitement massif de ces données avec plusieurs types d’objectifs. Les <text:span text:style-name="T1">Expérimentations pour l’analyse automatique de sources chinoises anciennes</text:span> (Bizais-Lillig et Vidal-Gorène, 2022) ont montré l’intérêt de l’HTR pour suivre l’utilisation de textes à travers les siècles. Dans les domaines épigraphique et paléographique également, les algorithmes de reconnaissance d’écriture peuvent servir d’outil à l’analyse des mots et des glyphes (Boschetti et Tommasi, 2022) ; l’analyse des erreurs de reconnaissance peut également être exploitée afin dégager des caractéristiques d’évolution des écritures (Paraskevi, 2022).</text:p>
      <text:p text:style-name="Text_20_body">Enfin le projet CHAMDOC a illustré le fait que l’HTR peut intervenir dans la préservation des langues écrites en péril, comme c’est le cas du cham ancien, langue véhiculaire utilisée dans des inscriptions gravées au Vietnam, du VIe au XVIIe siècle (Schweyer, Burie, et Tien Nam Nguyen, 2022).</text:p>
      <text:h text:style-name="Heading_20_2" text:outline-level="2"><text:bookmark-start text:name="escriptorium-et-kraken-infrastructures-et-développements"/>eScriptorium et Kraken : infrastructures et développements<text:bookmark-end text:name="escriptorium-et-kraken-infrastructures-et-développements"/></text:h>
      <text:p text:style-name="First_20_paragraph">Le paysage des applications dédiées à l’HTR se partage depuis 2019 entre Transkribus (2016) et eScriptorium. Certains projets de recherche ont eu l’occasion de tester les deux applications (Leblanc et Jacsont, 2022) (Paupe, 2022) et ainsi fait part de leurs expériences. L’entraînement de modèles HTR est un processus exigeant de très grandes capacités de calcul, et donc des infrastructures coûteuses. L’infrastructure CREMMA ouvrira bientôt au public des institutions académiques partenaires une instance d’eScriptorium (Marguin-Hamon, 2022) dotée de trois GPU (<text:span text:style-name="T1">Graphics Processing Unit</text:span> ou unité de traitement graphique), chacune représentant en moyenne un coût d’une dizaine de milliers d’euros. L’infrastructure FoNDUE de l’université de Genève bénéficie quant à elle de la puissance du superordinateur (HPC) de l’université, doté de 150 GPU. La recherche des meilleures performances des entraînements de modèles consiste généralement à trouver le bon équilibre entre temps de calcul par image et nombre de tâches lancées en parallèle (Gabay et Künzli, 2022).</text:p>
      <text:p text:style-name="Text_20_body">Les développements en cours de l’interface eScriptorium donneront lieu dans un avenir proche à une fonctionnalité de recherche des termes transcrits, à du balisage TEI basique, à la possibilité d’annotation graphique des pages, à l’alignement automatique d’un texte existant sur une image et à l’intégration de l’ordre des lignes dans l’entraînement des modèles de segmentation. Quant à l’application Kraken, sur laquelle se fonde l’interface eScriptorium, sa dernière version stable (4) propose de nouvelles bibliothèques d’entraînement et une meilleure accessibilité de son API. Elle affiche en outre une amélioration des performances pour les modèles de reconnaissance d’écriture, la reconstruction de lacunes et une nouvelle technologie de segmentation des régions et des lignes d’écriture (<text:span text:style-name="T1">layout analysis</text:span>) : grâce à l’utilisation de la technologie Transformers, la détection de l’orientation des lignes est désormais plus robuste, et il devient possible de segmenter des lignes qui se croisent. Cette innovation est néanmoins très exigeante sur le plan de l’infrastructure et renchérit le coût technologique de l’entraînement de modèles (Kiessling et Stokes, 2022).</text:p>
      <text:h text:style-name="Heading_20_1" text:outline-level="1"><text:bookmark-start text:name="produire-des-modèles"/>Produire des modèles<text:bookmark-end text:name="produire-des-modèles"/></text:h>
      <text:h text:style-name="Heading_20_2" text:outline-level="2"><text:bookmark-start text:name="explorer-de-nouveaux-types-décriture"/>Explorer de nouveaux types d’écriture<text:bookmark-end text:name="explorer-de-nouveaux-types-décriture"/></text:h>
      <text:p text:style-name="First_20_paragraph">Les projets de recherche présentés à l’occasion du colloque s’emploient à étendre la zone de compétence des modèles HTR dans les domaines les plus variés. Tandis que les écritures livresques médiévales sont de mieux en mieux couvertes du XIe au XVe siècle par les modèles produits dans le cadre du projet CREMMA : Arabica, Bicerin et bientôt Cortado (Camps et Pinche, 2022), le projet e-NDP s’emploie à travers les sources du chapitre de Notre-Dame de Paris à entraîner des modèles pour des écritures nouvelles : <text:span text:style-name="T1">cursiva</text:span>, <text:span text:style-name="T1">textualis</text:span>, prégothique, semihybride (Torres Aguilar et Jolivet, 2022). En effet les écritures cursives font actuellement partie des fronts pionniers de l’entraînement des modèles, que ce soit pour le Moyen Âge, le XVIIe siècle (Paupe, 2022), ou dans le contexte de projet diachroniques comme l’étude des archives inquisitoriales portugaises pour la période allant 1536 à 1821 (Baudry, 2022), ou encore des sources très contemporaines comme les carnets de fouilles archéologiques du XXe siècle (Tufféry, 2022). Comme l’a montré le projet TraPrInq (<text:span text:style-name="T1">Transcribing the court records of the Portuguese Inquisition</text:span>, 1536-1821), l’entraînement de ces modèles doit parfois relever le défi de la variété paléographique, des mélanges de langues et de types d’écriture (latine, arabe, hébraïque) ; de la variété aussi des types de documents dont découle des mises en pages hétérogènes, de la variété des supports également, susceptible d’infléchir l’efficacité des entraînements (Baudry, 2022). D’autre projets tentent de couvrir une diachronie encore plus longue, comme la création d’un corpus de fictions littéraires allant du XIe siècle à nos jours (Camps et Pinche, 2022). Enfin, les projets d’HTR s’étendent également en direction des écritures non latines, comme l’ont illustré des présentations du projet CHAMDOC (Schweyer, Burie, et Tien Nam Nguyen, 2022) ainsi que les expérimentations pour l’analyse automatique de sources chinoises anciennes (Bizais-Lillig et Vidal-Gorène, 2022).</text:p>
      <text:h text:style-name="Heading_20_2" text:outline-level="2"><text:bookmark-start text:name="méthodes-dacquisition-et-dentraînement"/>Méthodes d’acquisition et d’entraînement<text:bookmark-end text:name="méthodes-dacquisition-et-dentraînement"/></text:h>
      <text:p text:style-name="First_20_paragraph">En dehors des projets très pionniers comme ceux portant sur les écritures extrême-orientales, l’époque est révolue de la production de vérités de terrain <text:span text:style-name="T1">ex nihilo</text:span> à chaque nouveau projet, comme l’a rappelé Vincent Jolivet (Torres Aguilar et Jolivet, 2022). La méthode désormais privilégiée consiste à repérer des modèles existants (<text:span text:style-name="T1">transfer learning</text:span>). Dans ce contexte, le partage des données d’entraînement et des modèles devient essentiel. Les meilleurs modèles identifiés sont ensuite affinés (<text:span text:style-name="T1">fine-tuning</text:span>) grâce à de nouvelles vérités de terrain. Tout le problème consiste à savoir de quelle quantité de données d’entraînement l’on aura besoin pour atteindre le score nécessaire, et quelle est la meilleure méthode pour optimiser cette étape de la production d’un modèle affiné. La réponse ne peut être qu’empirique tant les ressources disponibles sont variables (les paléographes sont rares !) et les gains d’acuité attendus de ces entraînements (qui dépendent de la finalité de chaque projet).</text:p>
      <text:p text:style-name="Text_20_body">Le projet ETSO (<text:span text:style-name="T1">Estilometría aplicada al Teatro del Siglo de Oro</text:span>) a également montré que l’acquisition des données d’entraînement peut procéder par une autre voie que la transcription manuelle, à savoir la récupération d’éditions de textes existantes et leur alignement avec la reproduction photographique de page manuscrites, une tâche d’ores-et-déjà possible grâce à la fonction Text2IMage de Transkribus et bientôt développée par eScriptorium (Cuéllar, 2022).</text:p>
      <text:p text:style-name="Text_20_body">Les techniques d’apprentissage constituent bien souvent la clé du succès pour l’entraînement d’un modèle robuste. La personnalisation de ces techniques, possible avec l’application Kraken, a joué un rôle important pour un projet comme “Crimes et châtiments” (Paupe, 2022). La modification du paramètre de la vitesse d’apprentissage (le paramètre “-r” de Kraken) s’est en effet répercutée sur l’acuité du modèle HTR pour l’écriture cursive du XVIIe siècle de l’ancien Évêché de Bâle.</text:p>
      <text:h text:style-name="Heading_20_2" text:outline-level="2"><text:bookmark-start text:name="les-sources-et-leurs-problèmes"/>Les sources et leurs problèmes<text:bookmark-end text:name="les-sources-et-leurs-problèmes"/></text:h>
      <text:h text:style-name="Heading_20_3" text:outline-level="3"><text:bookmark-start text:name="les-types-décriture"/>Les types d’écriture<text:bookmark-end text:name="les-types-décriture"/></text:h>
      <text:p text:style-name="First_20_paragraph">L’entraînement des modèles HTR implique souvent de trouver des solutions adaptées à la complexité des sources, qu’elle soit de nature matérielle avec la qualité des reproductions photographiques (Leblanc et Jacsont, 2022), paléographique (variété des types d’écriture, diversité des systèmes de signes) ou qu’elle ait trait à la mise en page des documents.</text:p>
      <text:p text:style-name="Text_20_body">Le projet e-NDP, confronté à une assez large variété d’écritures gothiques, s’emploie à développer une méthode de classification automatique des écritures. À partir de modèles entraînés pour chaque type d’écriture, cette méthode permet d’évaluer automatiquement le type d’écriture d’un document selon les performances des différents modèles. Une fois le type d’écriture automatiquement identifié, le modèle adéquat peut être appliqué (Torres Aguilar et Jolivet, 2022).</text:p>
      <text:p text:style-name="Text_20_body">L’équipe travaillant sur les sources chinoises anciennes a quant à elle proposé une méthode spécifique pour l’entraînement à partir de données lacunaires (Bizais-Lillig et Vidal-Gorène, 2022). En effet le chinois ancien comporte environ 54 000 caractères, dont seuls 4000 à 5000 sont représentés dans le jeu de données retenu : des textes xylographiés de la Chine impériale (50 images). Or tous les caractères attestés ne sont pas référencés dans le système Unicode et il peut exister plusieurs glyphes valant pour le même caractère. L’ampleur du système de signes combinée à la taille réduite du jeu de données a pour conséquence que de très nombreux signes contenus dans le jeu de validation sont absents du jeu d’entraînement. Une méthode développée pour l’étude de l’écriture arabe a ainsi été mise en place : une fois réalisé un premier entraînement classique de modèle HTR, les glyphes du jeu d’entraînement sont utilisés pour forger de faux glyphes à partir d’un vaste corpus de textes glané sur le web. Cette méthode permet d’affiner le modèle HTR en l’aidant à reconnaître des séquences de caractères. La méthode a prouvé son efficacité en faisant descendre le taux d’erreur par caractère (CER pour <text:span text:style-name="T1">character error rate</text:span>) à 14% seulement pour les glyphes absents du jeu de données primaire.</text:p>
      <text:h text:style-name="Heading_20_3" text:outline-level="3"><text:bookmark-start text:name="les-types-de-mise-en-page"/>Les types de mise en page<text:bookmark-end text:name="les-types-de-mise-en-page"/></text:h>
      <text:p text:style-name="First_20_paragraph">L’étude des écritures chinoises anciennes soulève en outre des problèmes ayant trait à la segmentation des lignes. L’écriture verticale des sources xylographiques étudiées présente deux types de configuration des caractères : des colonnes simples et des colonnes doubles. Dans le second cas, de grands caractères servent de rubrique, un peu comme les titres chapteautant plusieurs colonnes dans la presse écrite. Cette succession verticale de grand caractères centrés et de petits caractères sur deux colonnes contrarie l’entraînement d’un modèle de segmentation fondé sur la principe de la ligne de base (<text:span text:style-name="T1">baseline</text:span>) ; pour répondre à ce problème, la technique de la boîte englobante (<text:span text:style-name="T1">bouding-box</text:span>) a été appliquée afin d’identifier les types de colonnes (double ou simple) et de pouvoir ensuite traiter correctement chaque région du texte de manière adaptée (Bizais-Lillig et Vidal-Gorène, 2022). L’analyse de mises en page complexes a également été abordée par l’équipe du Geniza Lab (Stökl Ben Ezra, Rustow, et Witty, 2022) qui travaille sur une très vaste typologie de documents médiévaux en hébreu, judéo-arabe et araméen. Certains documents analysés présentent en effet un corps de texte disposé en lignes horizontales et une glose marginale disposée de manière giratoire autour du premier ; des marges sont en outre écrites la tête en bas. Deux méthodes ont été envisagées pour l’entraînement de modèles de segmentation :</text:p>
      <text:list text:style-name="L1">
        <text:list-item>
          <text:p text:style-name="P1">Entraîner huit modèles différents avec une rotation de l’image à 45 degrés entre chaque entraînement pour reconnaître chaque orientation de texte ;</text:p>
        </text:list-item>
        <text:list-item>
          <text:p text:style-name="P1">Entraîner un seul modèle (sans rotation) avec une annotation (corrigée manuellement) des régions et des lignes d’écriture selon leur orientation, chaque orientation étant annoté de manière propre.</text:p>
        </text:list-item>
      </text:list>
      <text:p text:style-name="First_20_paragraph">C’est finalement cette seconde option qui a été retenue comme la plus efficace.</text:p>
      <text:h text:style-name="Heading_20_1" text:outline-level="1"><text:bookmark-start text:name="partager-les-données"/>Partager les données<text:bookmark-end text:name="partager-les-données"/></text:h>
      <text:p text:style-name="First_20_paragraph">Pour exprimer leur plein potentiel les avancées technologiques de l’HTR supposent, encore plus que l’échange des bons procédés et des méthodes innovantes, le partage des données. Les infrastructures d’entraînement coûtent cher, mais c’est aussi le cas de la production de vérités de terrain qui exige des compétences rares (paléographiques, linguistiques) et beaucoup de temps pour les mettre en œuvre soigneusement.</text:p>
      <text:h text:style-name="Heading_20_2" text:outline-level="2"><text:bookmark-start text:name="partager-les-vérités-de-terrain-et-les-modèles"/>Partager les vérités de terrain et les modèles<text:bookmark-end text:name="partager-les-vérités-de-terrain-et-les-modèles"/></text:h>
      <text:p text:style-name="First_20_paragraph">Le projet CREMMA-Lab contribue à cet effort de partage selon deux voies :</text:p>
      <text:list text:style-name="L2">
        <text:list-item>
          <text:p text:style-name="P2">La production de vérités de terrain pour les écritures latines allant du Moyen Âge au XXe siècle (21000 lignes de transcription ont été publiées de manière ouverte) ;</text:p>
        </text:list-item>
        <text:list-item>
          <text:p text:style-name="P2">Le développement du catalogue <text:a xlink:type="simple" xlink:href="https://htr-united.github.io/catalog.html" office:name=""><text:span text:style-name="Definition">HTR-United</text:span></text:a> pour l’identification des vérités de terrain disponibles en ligne (Camps et Pinche, 2022) (Chagué et Clérice, 2022).</text:p>
        </text:list-item>
      </text:list>
      <text:p text:style-name="First_20_paragraph">Le catalogue HTR-United référence d’ores-et-déjà (au 30 juin 2022) les productions de 46 projets, comptabilisant plus de 380 000 lignes. Il propose un moteur de recherche permettant d’interroger les types d’écriture, les langues, et la chronologie des sources. Un standard de description des métadonnées permet à tout projet de signaler ses propres vérités de terrain afin d’être correctement référencé dans le catalogue.</text:p>
      <text:h text:style-name="Heading_20_2" text:outline-level="2"><text:bookmark-start text:name="pour-des-données-génériques"/>Pour des données génériques<text:bookmark-end text:name="pour-des-données-génériques"/></text:h>
      <text:p text:style-name="First_20_paragraph">La réutilisation des vérités de terrain implique d’en apprécier la proximité avec des sources données. Comment choisir les données d’entraînement permettant d’obtenir les meilleurs scores de son propre projet ? Les expérimentations du projet CREMMA-Lab permettent d’établir qu’il n’est pas la peine de trop spécialiser ses données d’entraînement par langue ou par type de texte pour obtenir de bons résultats de reconnaissance (Camps et Pinche, 2022). Mais obtenir les meilleurs scores possibles n’est pas sans inconvénient. Si ces sources sont trop similaires, l’entraînement devient synonyme d’hyper-spécialisation et les scores risquent de chuter pour des sources nouvelles. Le modèle <text:a xlink:type="simple" xlink:href="https://github.com/HTR-United/cremma-medieval/releases/tag/1.1.0" office:name=""><text:span text:style-name="Definition">Bicerin</text:span></text:a> a ainsi pu être “amélioré” par l’ajout de données très différentes et ce malgré une diminution de ses scores d’acuité (<text:span text:style-name="T1">accuracy</text:span>). La robustesse d’un modèle HTR (on parle également de sa généricité, de sa souplesse ou de sa plasticité) signifie sa capacité à reconnaître des types d’écritures hétérogènes. Faire varier les langues et les genres littéraires ou les types de texte contribue également à cette robustesse dans la mesure où les modèles HTR s’appuient sur un modèle de langue susceptible d’influencer les prédictions. Trouver le meilleur équilibre entre généricité et acuité particulière est au fond une équation très empirique, de même qu’apprécier la proximité ou la distance entre deux écritures. Ainsi la notion de “hors-domaine”, employée pour l’évaluation d’un modèle HTR sur des données étrangères aux données d’entraînement, recouvre une très grande variété de situations selon la diversité des sources étudiées, comme cela a été évoqué au sujet du projet e-NDP (Torres Aguilar et Jolivet, 2022).</text:p>
      <text:p text:style-name="Text_20_body">Les présentations ont montré combien la diversité des projets et de leurs finalités est irréductible à une méthodologie unique. Pourtant, nombre de projets partagent les mêmes enjeux et dépendent du partage des mêmes données d’entraînement. C’est pourquoi le projet CREMMA-Lab (Camps et Pinche, 2022) propose des réflexions méthodologiques sur les protocoles de transcriptions des corpus, dans un souci d’harmonisation des pratiques. Cet effort passe par la rédaction d’un guide de transcription (<text:span text:style-name="T1">guidelines</text:span>). Les règles communes de transcription ainsi proposées pourront permettre l’entraînement de modèles HTR plus robustes dans la mesure où ces entraînements reposeront sur des transcriptions plus homogènes. Il s’agit en l’occurrence d’appliquer quelques principes simples : ne pas imiter les formes de lettres lorsqu’elles se rapportent à un même caractère (allographes) et conserver les abrévations (dont le développement dépend souvent du contexte, de la langue écrite ou <text:span text:style-name="T1">scripta</text:span>). Pour les abréviations et autres caractères spéciaux, il s’agit de suivre une table de caractères Unicode de référence, l’outil ChocoMufin développé par HTR-United permettant le contrôle des caractères employés et ainsi d’éviter que des caractères Unicode différents ne soient mobilisés de manière concurrente pour la résolution d’un signe graphique équivalent.</text:p>
      <text:p text:style-name="Text_20_body">Du côté de l’analyse de la mise en page et des lignes d’écriture, une autre initiative dans le sens de l’harmonisation des vérités de terrain a pris forme avec le projet SegmOnto (Gabay, Pinche, et Christensen, 2022). D’abord fondé sur l’étude des manuscrits médiévaux et des imprimés anciens, SegmOnto propose une ontologie complète pour la descrition des régions et des lignes qui se veut suffisamment générique pour répondre à l’ensemble des besoins d’annotation, quelque soit le type de source ancienne ou contemporaine étudié. Ces concepts relèvent par conséquent de la description matérielle plutôt que de la fonction sémantique des régions d’écriture (la notion de “marge” a par exemple été préférée à celle de glose et celle d’objet “graphique” à la notion de décoration ou d’image). La liste des zones est la suivante :</text:p>
      <text:list text:style-name="L3">
        <text:list-item>
          <text:p text:style-name="P3">CustomZone</text:p>
        </text:list-item>
        <text:list-item>
          <text:p text:style-name="P3">DamageZone</text:p>
        </text:list-item>
        <text:list-item>
          <text:p text:style-name="P3">DigitizationArtefactZone</text:p>
        </text:list-item>
        <text:list-item>
          <text:p text:style-name="P3">DropCapitalZone</text:p>
        </text:list-item>
        <text:list-item>
          <text:p text:style-name="P3">GraphicZone</text:p>
        </text:list-item>
        <text:list-item>
          <text:p text:style-name="P3">MainZone</text:p>
        </text:list-item>
        <text:list-item>
          <text:p text:style-name="P3">MarginTextZone</text:p>
        </text:list-item>
        <text:list-item>
          <text:p text:style-name="P3">MusicZone</text:p>
        </text:list-item>
        <text:list-item>
          <text:p text:style-name="P3">NumberingZone</text:p>
        </text:list-item>
        <text:list-item>
          <text:p text:style-name="P3">QuireMarksZone</text:p>
        </text:list-item>
        <text:list-item>
          <text:p text:style-name="P3">RunningTitleZone</text:p>
        </text:list-item>
        <text:list-item>
          <text:p text:style-name="P3">SealZone</text:p>
        </text:list-item>
        <text:list-item>
          <text:p text:style-name="P3">StampZone</text:p>
        </text:list-item>
        <text:list-item>
          <text:p text:style-name="P3">TableZone</text:p>
        </text:list-item>
        <text:list-item>
          <text:p text:style-name="P3">TitlePageZone</text:p>
        </text:list-item>
      </text:list>
      <text:p text:style-name="First_20_paragraph">Au niveau des lignes, l’onotologie est plus resserée :</text:p>
      <text:list text:style-name="L4">
        <text:list-item>
          <text:p text:style-name="P4">CustomLine</text:p>
        </text:list-item>
        <text:list-item>
          <text:p text:style-name="P4">DefaultLine</text:p>
        </text:list-item>
        <text:list-item>
          <text:p text:style-name="P4">DropCapitalLine</text:p>
        </text:list-item>
        <text:list-item>
          <text:p text:style-name="P4">HeadingLine</text:p>
        </text:list-item>
        <text:list-item>
          <text:p text:style-name="P4">InterlinearLine</text:p>
        </text:list-item>
        <text:list-item>
          <text:p text:style-name="P4">MusicLine</text:p>
        </text:list-item>
      </text:list>
      <text:p text:style-name="First_20_paragraph">Outre des catégories génériques recommandées, une syntaxe a été établie afin d’introduire de la modularité ; on pourra par exemple définir des colonnes de la façon suivante : par <text:span text:style-name="T1">MainZone:columnA</text:span>, <text:span text:style-name="T1">MainZone:columnB</text:span>. En outre, les catégories <text:span text:style-name="T1">CustomZone</text:span> et <text:span text:style-name="T1">CustomLine</text:span> permettent, de la manière décrite dans l’exemple précédent, de définir des catégories personnalisées.</text:p>
      <text:h text:style-name="Heading_20_2" text:outline-level="2"><text:bookmark-start text:name="exploiter-les-données-pour-des-solutions-open-source"/>Exploiter les données : pour des solutions <text:span text:style-name="T1">open-source</text:span><text:bookmark-end text:name="exploiter-les-données-pour-des-solutions-open-source"/></text:h>
      <text:p text:style-name="First_20_paragraph">Atteindre un certain degré d’harmonisation des pratiques ne signifie pas nécessairement contraindre les finalités des projets. Au contraire, la conciliation de cette double exigence (harmonisation, finalités multiples) est rendue possible par le recours à une méthode de travail séquentielle : une chaîne de traitement clairement structurée en étapes successives qui procèdent indépendamment les unes des autres. Entraîner des modèles d’HTR déjà performants implique d’apporter beaucoup de données d’entraînement pour gagner, en définitive, très peu d’acuité. Au-delà d’une certaine performance acquise, il peut donc être pertinent de répondre aux problèmes de l’HTR (les fautes dans les prédictions) autrement que par l’entraînement de modèles encore plus performants, à savoir en corrigeant les prédictions dans une phase ultérieure de la chaîne de traitement (Torres Aguilar et Jolivet, 2022).</text:p>
      <text:p text:style-name="Text_20_body">Ces étapes ultérieures peuvent être multiples : lemmatisation des mots, normalisation des graphies, annotation des entités nommées, etc. Leur utilité est propre aux finalités de chaque projet : produire des modèles HTR robustes ne nécessite aucun traitement particulier, car le partage du modèle est une fin en soi (Camps et Pinche, 2022) ; en revanche, rendre un corpus de textes interrogeable sur plusieurs siècles suppose de lui appliquer des solutions d’uniformisation éditoriale (Bizais-Lillig et Vidal-Gorène, 2022) (Torres Aguilar et Jolivet, 2022) ; établir une édition critique peut encore supposer des traitements particuliers, comme séparer les mots (<text:span text:style-name="T1">tokenization</text:span>) lorsque la langue de la source atteste beaucoup d’agglutinations (Stökl Ben Ezra, Hayim, et Jablonski, 2022), etc. En bout de chaîne, le développement de modèles de publication, comme a pu l’illustrer le projet Gallicorpora (Gabay, Pinche, et Christensen, 2022), sera à n’en pas douter l’un des enjeux importants pour les projets HTR dans les prochaines années.</text:p>
      <text:p text:style-name="Text_20_body">Dans ce contexte, la mise en œuvre par la communauté scientifique de solutions applicatives indépendantes et complémentaires les unes des autres comporte plusieurs types de bénéfices. En ne faisant pas dépendre les projets de recherche d’un logiciel unique (potentiellement défaillant, comme toute application), elle est un gage de sécurité et de pérennité de ces projets. Le développement d’applications <text:span text:style-name="T1">open-source</text:span> rend de plus chaque fonctionnalité perfectible de manière contributive au rythme des besoins de la communauté ou d’un projet singulier. Enfin et surtout, traiter les sources par étapes successives permet l’archivage des états intermédiaires du travail et donc le contrôle de ces étapes par des projets ultérieurs ou, encore une fois, le partage des données entre des projets n’ayant pas les mêmes finalités (Camps et Pinche, 2022).</text:p>
      <text:h text:style-name="Heading_20_1" text:outline-level="1"><text:bookmark-start text:name="résumés-et-notes"/>Résumés et notes<text:bookmark-end text:name="résumés-et-notes"/></text:h>
      <text:h text:style-name="Heading_20_2" text:outline-level="2"><text:bookmark-start text:name="organisateurs"/>Organisateurs<text:bookmark-end text:name="organisateurs"/></text:h>
      <text:p text:style-name="First_20_paragraph">Comité d’organisation : Ariane Pinche et Floriane Chiffoleau</text:p>
      <text:p text:style-name="Text_20_body">Comité scientifique : Jean-Baptiste Camps, Alix Chagué, Thibault Clérice, Frédéric Duval, Vincent Jolivet, Benjamin Kiessling, Nicolas Perreaux, Ariane Pinche, Laurent Romary, Peter Stokes.</text:p>
      <text:h text:style-name="Heading_20_2" text:outline-level="2"><text:bookmark-start text:name="archive-vidéo"/>Archive vidéo<text:bookmark-end text:name="archive-vidéo"/></text:h>
      <text:list text:style-name="L5">
        <text:list-item>
          <text:p text:style-name="P5">Le 23 juin : https://www.youtube.com/watch?v=dE1XUXiuitU</text:p>
        </text:list-item>
        <text:list-item>
          <text:p text:style-name="P5">Le 24 juin : https://www.youtube.com/watch?v=YORfV0yIsQg</text:p>
        </text:list-item>
      </text:list>
      <text:h text:style-name="Heading_20_2" text:outline-level="2"><text:bookmark-start text:name="argument"/>Argument<text:bookmark-end text:name="argument"/></text:h>
      <text:p text:style-name="First_20_paragraph">Nombre de projets incluent aujourd’hui une étape d’acquisition automatique du texte dans leur chaîne de production ou d’exploitation des données. Plusieurs plateformes de transcription et différents moteurs HTR sont maintenant disponibles. L’intégration de cette technologie dans des chaînes de traitement de plus en plus efficaces a entraîné une automatisation des tâches qui remet en question la place du chercheur dans le processus d’établissement du texte. Cette nouvelle pratique, gourmande en données, rend pressant le besoin de rassembler, et donc d’harmoniser les corpus nécessaires à la constitution de corpus d’entraînement, mais aussi leur mise à disposition pour améliorer la qualité des résultats de l’HTR.</text:p>
      <text:p text:style-name="Text_20_body">Dans le cadre du projet CREMMA-Lab soutenu par le DIM MAP, l’École nationale des chartes (centre Jean Mabillon) en partenariat avec le LAMOP et le LabEX Hastec organise les 23 et 24 juin 2022 un colloque mêlant questions philologiques et techniques pour faire un état des lieux scientifique de l’HTR pour les documents anciens. Nous ferons le point à cette occasion sur l’HTR et ses outils, ses résultats, ses apports et les nouvelles pratiques qu’induit son utilisation dans les projets d’édition et d’exploitation des documents. Cet événement permettra de rassembler une communauté internationale de chercheurs, aujourd’hui grandissante, pour échanger autour de l’usage de l’HTR dans leurs projets scientifiques. Enfin, ce colloque repose sur la volonté de traiter la thématique de l’HTR tout en l’articulant à des problématiques scientifiques de constitution et/ou d’exploitation des corpus. Nous souhaitons également questionner les aspects pratiques de l’utilisation de cette technologie (développement de moteur HTR, d’interface de transcription, d’interface utilisateurs pour utiliser et entrainer des modèles, etc.), tout en soulevant ses enjeux méthodologiques et son impact sur les données de la Recherche.</text:p>
      <text:h text:style-name="Heading_20_2" text:outline-level="2"><text:bookmark-start text:name="programme-détaillé"/>Programme détaillé<text:bookmark-end text:name="programme-détaillé"/></text:h>
      <text:h text:style-name="Heading_20_3" text:outline-level="3"><text:bookmark-start text:name="jour-1-23-juin"/>Jour 1 : 23 juin<text:bookmark-end text:name="jour-1-23-juin"/></text:h>
      <text:h text:style-name="Heading_20_4" text:outline-level="4"><text:bookmark-start text:name="discours-douverture-et-présentation-des-projets-cremma-et-cremma-lab"/>Discours d’ouverture et présentation des projets CREMMA et CREMMA-Lab<text:bookmark-end text:name="discours-douverture-et-présentation-des-projets-cremma-et-cremma-lab"/></text:h>
      <text:p text:style-name="First_20_paragraph">Elsa Marguin-Hamon, directrice de la recherche et des relations internationales, École nationale des chartes</text:p>
      <text:h text:style-name="Heading_20_5" text:outline-level="5"><text:bookmark-start text:name="mes-notes"/>Mes notes<text:bookmark-end text:name="mes-notes"/></text:h>
      <text:p text:style-name="First_20_paragraph">L’infrastructure CREMMA est prête à être ouverte au public (sur inscription par voie institutionnelle)</text:p>
      <text:p text:style-name="Text_20_body">CREMMA est un lieu de réflexion pour l’hamonisation des pratiques de segmentation et de transcription.</text:p>
      <text:p text:style-name="Text_20_body">Adoption d’ontologie et de schémas de données communs Rédaction d’un guide de transcription pour les documents médiévaux (différent du CR du séminaire ?), jusqu’aux incunables et imprimés anciens Communauté européenne : Portugal, Italie, Suisse, France ; ainsi que partenaires nord-américains</text:p>
      <text:h text:style-name="Heading_20_4" text:outline-level="4"><text:bookmark-start text:name="cremma-lab-projects-transcription-guidelines-and-htr-models-for-french-medieval-manuscripts"/>CREMMA-Lab projects: Transcription guidelines and HTR models for French medieval manuscripts<text:bookmark-end text:name="cremma-lab-projects-transcription-guidelines-and-htr-models-for-french-medieval-manuscripts"/></text:h>
      <text:p text:style-name="First_20_paragraph">Jean-Baptiste Camps, maître de conférence, École nationale des chartes, CJM Ariane Pinche, post-doctorante, École nationale des chartes, CJM</text:p>
      <text:h text:style-name="Heading_20_5" text:outline-level="5"><text:bookmark-start text:name="résumé"/>Résumé<text:bookmark-end text:name="résumé"/></text:h>
      <text:p text:style-name="First_20_paragraph">L’étape d’acquisition du texte est première dans la plupart de nos entreprises de recherche, qu’il s’agisse d’édition de texte, d’études linguistiques, philologiques et historiques, ou de traitement massif de corpus. Pour produire des corpus textuels de qualité, il est crucial de pouvoir partager librement, en en garantissant l’interopérabilité, les données que nous produisons, et, in fine, de proposer à la communauté scientifique des modèles réutilisables. Pour répondre à ces besoins, et plus spécifiquement aux besoins des médiévistes, le projet CREMMA-Lab propose des réflexions méthodologiques sur les protocoles de transcriptions des corpus afin d’optimiser des modèles d’HTR à travers la rédaction d’un guide de transcription et la mise à disposition de modèles d’HTR. Nous présenterons les premiers résultats de ces travaux à travers le traitement de deux corpus massifs : un corpus de romans de chevalerie et un corpus de textes hagiographiques, pris en diachronie (xiiie‑xve siècle).</text:p>
      <text:h text:style-name="Heading_20_5" text:outline-level="5"><text:bookmark-start text:name="mes-notes-1"/>Mes notes<text:bookmark-end text:name="mes-notes-1"/></text:h>
      <text:p text:style-name="First_20_paragraph">Plusieurs initatives financées par le DIMMAP et l’INRIA - CREMMA : offrir un serice d’accès à eScriptorium, en part. avec Sripta</text:p>
      <text:list text:style-name="L6">
        <text:list-item>
          <text:p text:style-name="P6">CREMMA LAB : projet d’APinche</text:p>
          <text:list text:style-name="L7">
            <text:list-item>
              <text:p text:style-name="P7">Réflexion sur la meilleure façon de produire des données</text:p>
            </text:list-item>
            <text:list-item>
              <text:p text:style-name="P7">Irriguer une communauté de chercheur de plus en plus grande</text:p>
            </text:list-item>
            <text:list-item>
              <text:p text:style-name="P7">Proposer des solutions aux institutions patr. de + en + intéressées par ces technologies</text:p>
            </text:list-item>
            <text:list-item>
              <text:p text:style-name="P7">Mise à disposition de vérités de terrain : 21000 lignes de transcription</text:p>
            </text:list-item>
            <text:list-item>
              <text:p text:style-name="P7">Outil de validation de conformité HTRUC</text:p>
            </text:list-item>
            <text:list-item>
              <text:p text:style-name="P7">ChocoMufi : validation des caractères unicode utilisés pour les carac. spéciaux</text:p>
            </text:list-item>
            <text:list-item>
              <text:p text:style-name="P7">Catalogue HTR-United et publication sur Zenodo</text:p>
            </text:list-item>
            <text:list-item>
              <text:p text:style-name="P7">Mettre en place des Guidelines pour tenter des modèles génériques, robustes sur de grands nb de documents, pour réduire le temps de création des données pour chaque projet nouv. (INSISTER sur le fait que la généricité repose sur des règles communes et PERMET une meilleure réutilisation (efficacité de la généricité))</text:p>
            </text:list-item>
            <text:list-item>
              <text:p text:style-name="P7">Proposer une succession d’étapes pour le traitement des textes (pour bien sauvegarder chaque étape, améliorer chacun des outils indépendamment)</text:p>
            </text:list-item>
            <text:list-item>
              <text:p text:style-name="P7">Des préconisations simples :</text:p>
              <text:list text:style-name="L8">
                <text:list-item>
                  <text:p text:style-name="P8">Ne pas imiter les formes de lettres pour les docs médiévaux</text:p>
                </text:list-item>
                <text:list-item>
                  <text:p text:style-name="P8">Conserver les abrév. (le développement dépend du contexte, de la scripta) : meilleure généricité (la prédiction est distinguée du déve. des abrév.) : proposition d’une table de caractères unicode recommandés</text:p>
                </text:list-item>
                <text:list-item>
                  <text:p text:style-name="P8">Pas de distinction du IJ UV (ATTENTION on l’illustre toujours avec un exemple où il n’y a pas de u initial en forme de v…)</text:p>
                </text:list-item>
              </text:list>
            </text:list-item>
            <text:list-item>
              <text:p text:style-name="P7">Modèles :</text:p>
              <text:list text:style-name="L9">
                <text:list-item>
                  <text:p text:style-name="P9">Arabica (corpus de thèse d’A Pinche</text:p>
                </text:list-item>
                <text:list-item>
                  <text:p text:style-name="P9">Bicerin</text:p>
                </text:list-item>
                <text:list-item>
                  <text:p text:style-name="P9">Cortado : en cours de développpement : inètgre des incunables Gallicorpora</text:p>
                </text:list-item>
              </text:list>
            </text:list-item>
          </text:list>
        </text:list-item>
      </text:list>
      <text:p text:style-name="First_20_paragraph">Il faut faire attention aux scores : si le corpus d’entraînement est fondé sur des documents similaires : hors-domaine, c’est moins bon. Bicerin a été amélioré (avec une accuracy plus faible) en ajoutant des choses très différentes. Plus les données d’entraînement sont variées et non même rien à voir, plus le meilleur est souple Le modèle de langue peut avoir une influence sur la prédiciton : il faut varier les thèmes des sources pour une meilleure ROBUSTESSE (attention, robustesse et souplesse , plasticité, sont utilisés un peu synonymes)</text:p>
      <text:p text:style-name="Text_20_body">POUR avoir des bons scores, il n’est pas la peine de spécialiser les données d’entraîenemnt (on peut mélanger les langues romanes sans problèmes).</text:p>
      <text:p text:style-name="Text_20_body">CAMPS : Création d’un corpus de fictions littéraires fr. du XIe s. à nos jours : “From Roland to Conan”, DH Tokyo 2022 cf. PC Langlais, article publié - Coeur du corpus XVIe-XVIIe romans numérisés sur Gallica (cote Y2 du cata. Nic. Clément) - Ajout par Google books des romans du même corpus (la médiocrité de la qualité de reprod. n’est pas trop problém. pour les imprimés) - Ms. méd. en gothique (variété d’écriture) + incunables</text:p>
      <text:h text:style-name="Heading_20_5" text:outline-level="5"><text:bookmark-start text:name="discussion"/>Discussion<text:bookmark-end text:name="discussion"/></text:h>
      <text:p text:style-name="First_20_paragraph">Est-ce qu’un modèle générique n’est pas bon à rien ? Il y a déjà beaucoup de variété ; Prochaine étape : avoir un très vaste jeu de données de validation, pour savoir où ajouter des données L’équilibre n’est pas encore trouvé entre généricité et acuité particulière.</text:p>
      <text:p text:style-name="Text_20_body">Des carac. pour les lettrines ? Pose de gros problèmes de reconnaissance On séloigne de l’HTR pour se rapproche de la segmentation : faut-il traiter la lettrine différemment ? Segmonto tente de poser des règles</text:p>
      <text:p text:style-name="Text_20_body">Des calculs d’acuité au niveau du mot ? Pour l’instant, la sortie HTR est totalement détachée du post-traitement. Il y aura un autre modèle de deep learning pour la lemmatisation des mots, leur normalisation. Ne se sont pas lancés dans une étape de correction : trop de variété graphique et linguistique, ça n’aurait pas de sens. Les scores de Kraken sont au niveau du caractère. Le taux d’erreur par mot ou la distribution des erreurs sur la page pourrait être intéressant.</text:p>
      <text:p text:style-name="Text_20_body">L’influence de la qualité des images sur le taux de reconnaissance (bruit dans les images, etc.) Ont tenté de dégrader artificiellement des images pour voir si le modèle s’entraînait mieux : pas flagrant du tout</text:p>
      <text:p text:style-name="Text_20_body">Erreur caractère =&gt; erreur mot Le taux d’erreur va bcp monter. Mais veut-on tout corriger ? les erreurs ont une signification. Est-ce que certaines erreurs sont corrigées par le modèle IL Y A UN MODELE DE LANGUE dans la reconnaissance des caractères La post-correction ne pose pas de problème si ou conserve les documents intermédiaires.</text:p>
      <text:h text:style-name="Heading_20_4" text:outline-level="4"><text:bookmark-start text:name="modélisation-et-affinage-htr-pour-les-ms-méd.-stratégies-et-évaluation"/>Modélisation et affinage HTR pour les ms méd. : stratégies et évaluation<text:bookmark-end text:name="modélisation-et-affinage-htr-pour-les-ms-méd.-stratégies-et-évaluation"/></text:h>
      <text:p text:style-name="First_20_paragraph">Sergio Torres Aguilar, post-doctorant, École nationale des chartes, CJM Vincent Jolivet, responsable de la mission projets numériques, École nationale des chartes</text:p>
      <text:h text:style-name="Heading_20_5" text:outline-level="5"><text:bookmark-start text:name="résumé-1"/>Résumé<text:bookmark-end text:name="résumé-1"/></text:h>
      <text:p text:style-name="First_20_paragraph">In this presentation we intend to explore different practical questions about HTR modeling in order to determine at what point a model reaches the necessary robustness and a sufficiently broad-level of generalization to serve as a pre-trained base to raise a new specialized model. For this end, we use several HTR ground-truth documents from medieval cartularies and registers ranging from 12th to 15th centuries and we will evaluate two aspects: (1) the creation of robust models by trying to calculate the learning break‑point and the minimum amount of ground truth necessary to achieve good generalization performances from a limited collection of documents and (2) the process of fine‑tuning in the aim to quickly specialize a robust model, used here as a pre-trained base, on a type of source other than those used during training.</text:p>
      <text:h text:style-name="Heading_20_5" text:outline-level="5"><text:bookmark-start text:name="mes-notes-2"/>Mes notes<text:bookmark-end text:name="mes-notes-2"/></text:h>
      <text:p text:style-name="First_20_paragraph">Sources à 90% en latin, pas de modèle HTR pour la cursiva, textualis, prégothique, semihybride ; mise en page particulière, des listes en marge, dates, titres, etc.</text:p>
      <text:p text:style-name="Text_20_body">Normalisation de la VT : multi langue fr. et lat.</text:p>
      <text:p text:style-name="Text_20_body">Corpus HOME-ALCAR publié sur Zenodo</text:p>
      <text:p text:style-name="Text_20_body">Tests toujours sur les cartulaires que les modèles ne connaissent pas</text:p>
      <text:p text:style-name="Text_20_body">Le modèle est capable de distinguer, dans chaque source, les types d’écriture, au niveau de la ligne, le TYPE d’ECRITURE, avec un seul modèle : classification aut. des types d’écriture Des techniques importées de l’imagerie médicale Modèle nommé Xception lancé en 2017</text:p>
      <text:p text:style-name="Text_20_body">Comme indiqué dans le résumé : méthodologie en deux temps : 1. entraînement d’un modèle robuste par production de VT et test toujours hors domaine ; la courbe d’apprentissage se tasse à l’approche de 90%, qui est le seuil de lisibilité ; 2. puis observation du fait que le fine-tuning fait gagner tout à coup 8 points</text:p>
      <text:p text:style-name="Text_20_body">Vincent Jolivet : l’époque est révolue de la production de VT à chaque nouveau projet - On repère un modèle existnant : transfer learning : le partage est essentiel (contribution de Stutz, Cremma, HTR-United avec le catalogue) - On adapte : fine-tuning par la production de VT - Quelle quantité ? Quelle est la méthode pour optimiser cette étape ? La réponse n’est pas trouvée : la décision est empirique : dépend des ressources disponinbles (les paléographes sont rares), évaluer le gain attentdu (seuil de 90%), quelle est la précision que l’on veut ? - Avec 90% d’acuité, l’effort de production de VT ne vaut plus la peine, après il vaut mieux investir dans le post-traitement : c’est là dessus qu’il faut porter l’effort, et envisager des solutions de partage et mutualisation - Comment traiter des sources hétérogènes ? Ont proposé une méthode de classification auto d’écriture. Identifier automatiquement l’écriture pour déclencher automatiquement le bon modèle d’HTR (on arrive à 85% d’acuité de bonne reconnaissance). La classif. des écritures se fait zone par zone, mais eScriptorium ne permet d’appliquer qu’un modèle page par page ; on voudrait pouvoir appliquer des modèles zone par zone. Mais à la fin, il faut des modèles efficaces pour chaque type d’écriture, ce n’est pas encore le cas. GENERICITE des modèles : sur les 12 types d’écritures proposés par les paléographes (mais cela dépend de l’étendue du corpus - dixit Smith - mais l’échelle serait encore différente si l’on prenait tous les ms. de Gallica), sont-ils tous utiles pour l’HTR ? Des modèles sont portables d’un type d’écriture à l’autre.</text:p>
      <text:h text:style-name="Heading_20_5" text:outline-level="5"><text:bookmark-start text:name="discussion-1"/>Discussion<text:bookmark-end text:name="discussion-1"/></text:h>
      <text:p text:style-name="First_20_paragraph">Jolivet : En réalité, il est compliqué de définir ce qui est dans le domaine et ce qui est hors domaine : cela mobiliserait vraiment les appréciations des paléographes. IL FAUT QUE JE DISE QUE MON TEST HORS DOMAINE N’EST PAS VRAIMENT HORS DOMAINE MAIS SUR DES CHOSES TRÈS PROCHES</text:p>
      <text:h text:style-name="Heading_20_4" text:outline-level="4"><text:bookmark-start text:name="une-cursive-du-17e-siècle"/>Une cursive du 17e siècle<text:bookmark-end text:name="une-cursive-du-17e-siècle"/></text:h>
      <text:p text:style-name="First_20_paragraph">Élodie Paupe, assistante-doctorante, université de Neuchâtel et chargée de projet pour les AAEB</text:p>
      <text:h text:style-name="Heading_20_5" text:outline-level="5"><text:bookmark-start text:name="résumé-2"/>Résumé<text:bookmark-end text:name="résumé-2"/></text:h>
      <text:p text:style-name="First_20_paragraph">Le projet « Crimes et châtiments » (2022-2025) a pour objectif la numérisation et la transcription des procédures criminelles de l’ancien Évêché de Bâle (1461-1797). Dans le cadre de la phase pilote en cours de réalisation du projet, un modèle HTR est développé sur une série de procès de sorcellerie dont la majorité des documents sont écrits en cursive française par le prévôt Henri Farine, actif entre 1580 et 1618. Après avoir présenté les particularités de cette main et le corpus, un retour d’expérience sera donné autour des deux infrastructures utilisées (Transkribus et eScriptorium) et du recours aux méthodes de binarisation sur des documents manuscrits. Pour conclure, l’efficience du modèle « Farine » sur des documents contemporains d’autres mains sera présentée, ainsi que les pistes de développement poursuivies.</text:p>
      <text:h text:style-name="Heading_20_5" text:outline-level="5"><text:bookmark-start text:name="mes-notes-3"/>Mes notes<text:bookmark-end text:name="mes-notes-3"/></text:h>
      <text:p text:style-name="First_20_paragraph">env. 110 000 pages ; faire l’inventaire détaillé, à la pièce, numérisation coul. HD, dévelp. modèle HTR, mise en ligne des num. et transcriptions Corpus de départ de 57 pages d’une seule main, prévôt Farine, main facile à lire et attestée dans 3500 docs en tout (1580-1618) Pas encore de modèle pour la segmentation Main très cursive : cursive fr. assez régulière, quelques traits communs avec une écriture germ., quelques diacritiques, allographes rendus par un seul carac. (S) ; Variété des jambages des m et n Viser la lecture par un public qui n’est pas forc. acad. : permettre la lecture des sources - Maj. rendues - Appréciation du transcripteur pour les maj. min. - Restitution de la valeur moderne IJ UV - Développement des abréviations - Césures et apostrophes fidèles à la source</text:p>
      <text:p text:style-name="Text_20_body">Retours d’expérience des applications Transkribus et Fondue, l’instance genevoise d’eScriptorium - Transkribus : facilité d’utilisation pour les chercheurs (transfert ensuite vers Fondue et Kraken) ; utilisation de la VT pour faire un modèle de 0 - de 0 CER de 11% avec 57 p de VT : seuil de lecture non atteint - Test d’un modèle récupéré, dév. sur des chartes (avec dév. d’abrév.) : lisait très bien certains termes mal lus : affinage de ce modèle =&gt; CER de 5.69% LECTURE POSSIBLE, mais pas encore satisf. - Réentraîné avec le dév. de toutes les abrév. =&gt; CER 4.68% BEAUCOUP MOINS DE PROBLEMES HORS ABRÉVIATIONS tout le modèle a été amélioré - Test sur d’autres mains de la même époque : CER de 29% sur une main plus archaïque ; de 44% sur encore une autre main</text:p>
      <text:list text:style-name="L10">
        <text:list-item>
          <text:p text:style-name="P10">Kraken : même jeu de documents</text:p>
          <text:list text:style-name="L11">
            <text:list-item>
              <text:p text:style-name="P11">de 0 avec accuracy de 75%</text:p>
            </text:list-item>
            <text:list-item>
              <text:p text:style-name="P11">Tentative de binarisation : altère bcp de documents (fait diminuer l’acuité)</text:p>
            </text:list-item>
            <text:list-item>
              <text:p text:style-name="P11">Modification de l’architecture d’apprentissage de Kraken =&gt; acuité de 85%</text:p>
            </text:list-item>
            <text:list-item>
              <text:p text:style-name="P11">Modification du param. -r (vitesse d’apprentissage) : grosse influence</text:p>
            </text:list-item>
            <text:list-item>
              <text:p text:style-name="P11">Pas de modèle disponible sur Kraken pour cette cursive 16e-17e</text:p>
            </text:list-item>
          </text:list>
        </text:list-item>
      </text:list>
      <text:h text:style-name="Heading_20_4" text:outline-level="4"><text:bookmark-start text:name="un-modèle-ouvert-pour-la-reconnaissance-automatique-des-manuscrits-du-théâtre-espagnol-du-siècle-dor"/>Un modèle ouvert pour la reconnaissance automatique des manuscrits du théâtre espagnol du Siècle d’Or<text:bookmark-end text:name="un-modèle-ouvert-pour-la-reconnaissance-automatique-des-manuscrits-du-théâtre-espagnol-du-siècle-dor"/></text:h>
      <text:p text:style-name="First_20_paragraph">Cuéllar Álvaro, PhD Student, University of Kentucky</text:p>
      <text:h text:style-name="Heading_20_5" text:outline-level="5"><text:bookmark-start text:name="résumé-3"/>Résumé<text:bookmark-end text:name="résumé-3"/></text:h>
      <text:p text:style-name="First_20_paragraph">Le projet ETSO, Estilometría aplicada al Teatro del Siglo de Oro (Cuéllar et Vega García-Luengos 2017-2022) (https://etso.es/), se propose de collecter et d’analyser à travers des techniques stylométriques le plus grand nombre de pièces de théâtre espagnol du Siècle d’Or. Un nombre important de ces textes ne se retrouvent que dans des témoignages manuscrits, pour lesquels il a fallu entreprendre un processus de transcription automatique à l’aide de Transkribus. L’entraînement du modèle « Spanish Golden Age Manuscripts (Spelling Modernization) 1.0 » a nécessité 3 250 116 mots et il est capable de moderniser automatiquement le texte, en obtenant un Character Error Rate (CER) de 10,54 % dans le validation set. Grâce à ce modèle, nous avons pu transcrire quelque 400 manuscrits de pièces du Siècle d’Or. Parmi tous les textes, un a retenu l’attention : La francesa Laura. Cette pièce de théâtre anonyme a été alignée stylométriquement avec l’ensemble du corpus du dramaturge Lope de Vega (1562-1635).</text:p>
      <text:h text:style-name="Heading_20_5" text:outline-level="5"><text:bookmark-start text:name="mes-notes-4"/>Mes notes<text:bookmark-end text:name="mes-notes-4"/></text:h>
      <text:p text:style-name="First_20_paragraph">Des milliers de textes, de nbx problms d’attribution Dév. d’un projet de stylométrie : ETSO</text:p>
      <text:p text:style-name="Text_20_body">1300 pièces collectées avec une orthographe modernisée Des centaines de textes non numérisés existaient encore ; l’OCR donnait de très mauvais résultats Transkribus : jugé formidable pour le projet ; modèle déve. avec 99% d’acuité Besoin de la modernisation ortho. : création de règles automatiques de transformation Tentative d’entraînement du modèle avec cette modernisation : utilisation de la fonction Text2IMage : associe une transcription existante avec une image =&gt; 96 % d’acuité Capacité de détecter les ITALIQUES =&gt; Il faut que je dise que pour les parties soulignées , J’AI TROP PEU DE DONNÉES D’ENTRAÎNEMENT</text:p>
      <text:p text:style-name="Text_20_body">Pour la stylométrie, les textes fonctionnaient aussi bien que des textes édités.</text:p>
      <text:p text:style-name="Text_20_body">Il n’est pas possible d’indiquer quels sont les mots propres à un auteur ; ce sont des calculs statistiques capables de mettre en rapport des mots fréquents combinés et des petites différences entre des combinaisons.</text:p>
      <text:h text:style-name="Heading_20_4" text:outline-level="4"><text:bookmark-start text:name="new-developments-in-kraken-and-escriptorium"/>New Developments in Kraken and eScriptorium<text:bookmark-end text:name="new-developments-in-kraken-and-escriptorium"/></text:h>
      <text:p text:style-name="First_20_paragraph">Benjamin Kiessling, ingénieur de recherche, PSL Peter Stokes, directeur d’étude, EPHE</text:p>
      <text:h text:style-name="Heading_20_5" text:outline-level="5"><text:bookmark-start text:name="summary"/>Summary<text:bookmark-end text:name="summary"/></text:h>
      <text:p text:style-name="First_20_paragraph">Recent releases of Kraken (v4) and eScriptorium introduce a number of new features that improve user experience and performance. The presentation will introduce the most important ones such as the new training library, binary datasets, and new layer types for Kraken, and annotation and text search for eScriptorium, as well as integration of both into Biblissima+. We will elaborate how these impact the use of the software in a variety of contexts, such as institutional and individual use, differences in dataset and target corpus size, etc. In addition, we will look briefly at subsystems in development such as a new algorithm for trainable reading order.</text:p>
      <text:list text:style-name="L12">
        <text:list-item>
          <text:p text:style-name="P12">A venir pour la segmentation : intégration de l’ordre des lignes dans l’entraînement du modèle</text:p>
        </text:list-item>
        <text:list-item>
          <text:p text:style-name="P12">Recherche de termes</text:p>
        </text:list-item>
        <text:list-item>
          <text:p text:style-name="P12">Balisage TEI basique</text:p>
        </text:list-item>
        <text:list-item>
          <text:p text:style-name="P12">annotation graphique</text:p>
        </text:list-item>
        <text:list-item>
          <text:p text:style-name="P12">Alignement automatique d’un texte existant</text:p>
        </text:list-item>
      </text:list>
      <text:p text:style-name="First_20_paragraph">Dév. à plus long terme - Bibliossima + nouvelle infrastructure</text:p>
      <text:p text:style-name="Text_20_body">Version 4 (stable) - Nouvelle bib. d’entraînement, meilleure accssibilité de l’API - Amélioration des performances des modèles de reconn. - Nouvelle layout analysis basée sur Transformers, CurT : archi. très nouvelle ; - il est possible de segmenter des lignes qui se croisent - La détection de l’orientation des lignes est plus ROBUSTE (<text:span text:style-name="T2">intéressant pour moi</text:span>) - inférence plus rapide, et peut être accélérée avec des GPU (infrastructure très exigeante cependant) - d’autre tâches peuvent être ajoutées : détection de l’ordre de lecture, etc. - Reconstruction de lacunes - Apprentissage non-supervisé</text:p>
      <text:h text:style-name="Heading_20_4" text:outline-level="4"><text:bookmark-start text:name="de-transkribus-à-escriptorium-retours-dexpérience-sur-lusage-doutils-dhtr-appliqués-à-un-corpus-dimprimés-espagnols-du-xixe-siècle"/>De Transkribus à eScriptorium : retour(s) d’expérience sur l’usage d’outils d’HTR appliqués à un corpus d’imprimés espagnols du XIXe siècle<text:bookmark-end text:name="de-transkribus-à-escriptorium-retours-dexpérience-sur-lusage-doutils-dhtr-appliqués-à-un-corpus-dimprimés-espagnols-du-xixe-siècle"/></text:h>
      <text:p text:style-name="First_20_paragraph">Élina Leblanc, post-doctorante, unité d’espagnol, faculté des lettres, université de Genève Pauline Jacsont, collaboratrice scientifique, unité d’espagnol, Faculté des lettres, université de Genève</text:p>
      <text:h text:style-name="Heading_20_5" text:outline-level="5"><text:bookmark-start text:name="résumé-4"/>Résumé<text:bookmark-end text:name="résumé-4"/></text:h>
      <text:p text:style-name="First_20_paragraph">Dans cette communication, nous présenterons la chaîne éditoriale mise au point pour le projet <text:span text:style-name="T1">Démêler le cordel</text:span>, en vue d’élaborer une bibliothèque numérique dédiée à la collection d’imprimés éphémères espagnols du xixe siècle de la Bibliothèque universitaire de Genève (1000 in-quarto). Notre chaîne éditoriale a pour particularité d’avoir eu recours à deux outils d’HTR, Transkribus et eScriptorium, dont nous proposerons une analyse en termes d’usages à différentes étapes d’un projet.</text:p>
      <text:p text:style-name="Text_20_body">Dans un premier temps, nous décrirons la collection d’imprimés, en insistant sur ses spécificités et ses enjeux dans un contexte de transcription automatique. Puis, nous reviendrons sur notre expérience avec chacun des outils d’HTR employés, sur les raisons qui nous ont conduites à passer de l’un à l’autre et sur les difficultés rencontrées. Pour conclure, nous présenterons l’exploitation des prédictions HTR sur notre site web, développé avec TEI‑Publisher.</text:p>
      <text:list text:style-name="L13">
        <text:list-item>
          <text:p text:style-name="P13">Importance de l’image gravée</text:p>
        </text:list-item>
        <text:list-item>
          <text:p text:style-name="P13">Difficultés particulières</text:p>
          <text:list text:style-name="L14">
            <text:list-item>
              <text:p text:style-name="P14">Numérisation des images en BD</text:p>
            </text:list-item>
            <text:list-item>
              <text:p text:style-name="P14">Impression déjà de basse qualité (encre, transparence, coquilles, bavures)</text:p>
            </text:list-item>
            <text:list-item>
              <text:p text:style-name="P14">Multitude de fontes</text:p>
            </text:list-item>
            <text:list-item>
              <text:p text:style-name="P14">Mise en page très variée</text:p>
            </text:list-item>
          </text:list>
        </text:list-item>
        <text:list-item>
          <text:p text:style-name="P13">Choix du corpus d’un seul imprimeur : objectif de publier ce corpus en 18 mois</text:p>
        </text:list-item>
      </text:list>
      <text:p text:style-name="First_20_paragraph">Utilisation de Transkribus pour la facilité d’installation</text:p>
      <text:p text:style-name="Text_20_body">Rejoint les tests de la plateforme Fondue</text:p>
      <text:h text:style-name="Heading_20_4" text:outline-level="4"><text:bookmark-start text:name="lettres-en-lumières"/>Lettres en lumières<text:bookmark-end text:name="lettres-en-lumières"/></text:h>
      <text:p text:style-name="First_20_paragraph">Florian Fizaine, doctorant, archives départementales de la Côte-d’Or Édouard Bouyé, directeur des archives départementales de la Côte-d’Or</text:p>
      <text:h text:style-name="Heading_20_5" text:outline-level="5"><text:bookmark-start text:name="résumé-5"/>Résumé<text:bookmark-end text:name="résumé-5"/></text:h>
      <text:p text:style-name="First_20_paragraph">Dans le cadre du projet « Lettres en lumières » mené par les Archives départementales de la Côte-d’Or en partenariat avec le Laboratoire d’étude de l’apprentissage et du développement (LEAD, Université de Bourgogne), nous développons un outil de HTR en utilisant Mask RCNN, un algorithme de segmentation d’instance utilisé notamment dans le médical, pour la segmentation des lignes et les réseaux transformer qui ont largement montré leur efficacité dans la compréhension du langage naturel, pour la transcription. Nous avons commencé ce travail sur les registres des états de bourgogne du xviiie siècle, ces données d’entraînements sont obtenues grâce à la participation de transcripteurs bénévoles.</text:p>
      <text:h text:style-name="Heading_20_5" text:outline-level="5"><text:bookmark-start text:name="mes-notes-5"/>Mes notes<text:bookmark-end text:name="mes-notes-5"/></text:h>
      <text:list text:style-name="L15">
        <text:list-item>
          <text:p text:style-name="P15">Approche contributive (associée à des cours de paléographie)</text:p>
        </text:list-item>
        <text:list-item>
          <text:p text:style-name="P15">Fonctionnement habituel de l’HTR : 1 couche LSTL intégrant un modèle de langue et une lecture séquentielle</text:p>
        </text:list-item>
        <text:list-item>
          <text:p text:style-name="P15"><text:span text:style-name="T1">Vision transformer encoder</text:span> (méthode élaborée par Google) : encoder/decoder</text:p>
        </text:list-item>
        <text:list-item>
          <text:p text:style-name="P15">Segmentation fonctionnant sur le principe du Mask-RCNN (une boîte pour chaque forme ou chaque ligne de l’image), pas spécifique de la segmentation des lignes ; ne fonctionne pas sur les <text:span text:style-name="T1">baselines</text:span> ; c’est un masque non orienté</text:p>
        </text:list-item>
      </text:list>
      <text:h text:style-name="Heading_20_4" text:outline-level="4"><text:bookmark-start text:name="les-archives-inquisitoriales-portugal-sous-htr-le-projet-traprinq-transcribing-the-court-records-of-the-portuguese-inquisition-1536-1821"/>Les archives inquisitoriales (Portugal) sous HTR : le projet TraPrInq (Transcribing the court records of the Portuguese Inquisition, 1536-1821)<text:bookmark-end text:name="les-archives-inquisitoriales-portugal-sous-htr-le-projet-traprinq-transcribing-the-court-records-of-the-portuguese-inquisition-1536-1821"/></text:h>
      <text:p text:style-name="First_20_paragraph">Hervé Baudry, chercheur au CHAM-Centro de Humanidades (Universidade Nova de Lisboa). Responsable du projet TraPrInq.</text:p>
      <text:h text:style-name="Heading_20_5" text:outline-level="5"><text:bookmark-start text:name="résumé-6"/>Résumé<text:bookmark-end text:name="résumé-6"/></text:h>
      <text:p text:style-name="First_20_paragraph">Le projet TraPrInq a pour objectif de créer un modèle d’HTR. Une partie des archives inquisitoriales portugaises (Arquivo Nacional da Torre do Tombo, Tribunal do Santo Ofício, 1536‑1821) est constituée de procès, au nombre de plus de 40 000. Près de la moitié de ce sous-fonds a été numérisée. Le modèle générique en cours d’élaboration sur la plateforme Transkribus par une équipe d’une dizaine de paléographes permettra la transcription à grande échelle des documents. La présente communication établit en premier lieu un état d’avancement des travaux à l’issue des cinq premiers mois d’activité : particularité du corpus, mode de travail, obstacles rencontrés et solutions adoptées, premiers résultats (données d’entraînement). En outre, comme il semble prématuré de dresser un bilan général, elle s’attache à décrire la démarche adoptée, ses évolutions, ainsi qu’à réfléchir sur les aspects techniques et humains des moyens mis en œuvre et des objectifs à atteindre.</text:p>
      <text:h text:style-name="Heading_20_5" text:outline-level="5"><text:bookmark-start text:name="mes-notes-6"/>Mes notes<text:bookmark-end text:name="mes-notes-6"/></text:h>
      <text:list text:style-name="L16">
        <text:list-item>
          <text:p text:style-name="P16">Consituer 5000 p. de VT et création d’un modèle robuste</text:p>
        </text:list-item>
        <text:list-item>
          <text:p text:style-name="P16">Obj. édition TEI</text:p>
        </text:list-item>
        <text:list-item>
          <text:p text:style-name="P16">Grande variété paléographique ; mains récurrentes des notaires</text:p>
        </text:list-item>
        <text:list-item>
          <text:p text:style-name="P16">Des pièces nombreuses et brèves insérées dans les dossiers de procès</text:p>
        </text:list-item>
        <text:list-item>
          <text:p text:style-name="P16">Variété également des supports (tissu)</text:p>
        </text:list-item>
        <text:list-item>
          <text:p text:style-name="P16">Mélange de langues (y compris des inclusions de caractères arabes ou hébreux)</text:p>
        </text:list-item>
        <text:list-item>
          <text:p text:style-name="P16">Mise en page avec d’importantes notes marginales</text:p>
        </text:list-item>
        <text:list-item>
          <text:p text:style-name="P16">Pas de développement des abréviations (en raison de la pratique propre au portugais)</text:p>
        </text:list-item>
        <text:list-item>
          <text:p text:style-name="P16"><text:span text:style-name="T2">Il n’est pas possible d’exporter un modèle entraîné sur Transkribus</text:span></text:p>
        </text:list-item>
      </text:list>
      <text:h text:style-name="Heading_20_4" text:outline-level="4"><text:bookmark-start text:name="segmentation-mode-for-archival-documents-with-highly-complex-layout"/>Segmentation Mode for Archival Documents with Highly Complex Layout<text:bookmark-end text:name="segmentation-mode-for-archival-documents-with-highly-complex-layout"/></text:h>
      <text:p text:style-name="First_20_paragraph">Daniel Stökl Ben Ezra, directeur d’étude, EPHE Marina Rustow, professor, Princeton University Devorah Witty, software developper, The Research software compagny</text:p>
      <text:h text:style-name="Heading_20_5" text:outline-level="5"><text:bookmark-start text:name="summary-1"/>Summary<text:bookmark-end text:name="summary-1"/></text:h>
      <text:p text:style-name="First_20_paragraph">Using eScriptorium together with kraken as an infrastructure, we developed a simple but highly efficient procedure for reducing the amount of human labor necessary for creating large amounts of segmentation ground truth for documents with highly complex layouts, i.e documents comprising regions with lines at eight different angles. Our specific project deals with medieval documents in Hebrew script in Judeo‑Arabic, Aramaic and Hebrew from the Cairo Genizah, including letters, legal documents, lists, notes and accounts. There are about 40,000 documentary texts from the Genizah, of which only about 5,000 have been transcribed. Therefore, our current aim is to create enough data to be able to train a global segmentation model with a very large number of classes, so that it can segment complex layouts in a single step.</text:p>
      <text:h text:style-name="Heading_20_5" text:outline-level="5"><text:bookmark-start text:name="mes-notes-7"/>Mes notes<text:bookmark-end text:name="mes-notes-7"/></text:h>
      <text:list text:style-name="L17">
        <text:list-item>
          <text:p text:style-name="P17">Geniza Lab</text:p>
        </text:list-item>
        <text:list-item>
          <text:p text:style-name="P17">Très vaste typologie de documents</text:p>
        </text:list-item>
        <text:list-item>
          <text:p text:style-name="P17">Mises en page simples :</text:p>
          <text:list text:style-name="L18">
            <text:list-item>
              <text:p text:style-name="P18">lignes horizontales, mais avec des lacunes potentiellement nombreuses</text:p>
            </text:list-item>
            <text:list-item>
              <text:p text:style-name="P18">Des ajouts interlinéaires</text:p>
            </text:list-item>
            <text:list-item>
              <text:p text:style-name="P18">Signatures avec ornements</text:p>
            </text:list-item>
            <text:list-item>
              <text:p text:style-name="P18">Lignes intersectionnelles</text:p>
            </text:list-item>
            <text:list-item>
              <text:p text:style-name="P18">Donner des statistiques n’a pas de sens tant que l’on ne constate pas le résultat appliqué à un corpus de validation particulier.</text:p>
            </text:list-item>
          </text:list>
        </text:list-item>
        <text:list-item>
          <text:p text:style-name="P17">Mises en page complexes :</text:p>
          <text:list text:style-name="L19">
            <text:list-item>
              <text:p text:style-name="P19">Marges avec l’écriture orientée tête en bas et disposition giratoire : ce sont à la fois des types de région et de lignes différents</text:p>
            </text:list-item>
            <text:list-item>
              <text:p text:style-name="P19">Des lignes simplement tête en bas</text:p>
            </text:list-item>
          </text:list>
        </text:list-item>
      </text:list>
      <text:p text:style-name="First_20_paragraph">Deux méthodes : 1. 8 modèles avec rotation de 45° pour chacun : pas besoin de VT d’entraînement 2. 1 modèle sans rotation, avec correction à la main et application d’une ontologie pour chaque orientation (cf infra)</text:p>
      <text:list text:style-name="L20">
        <text:list-item>
          <text:p text:style-name="P20">Méthode avec entraînement :</text:p>
          <text:list text:style-name="L21">
            <text:list-item>
              <text:p text:style-name="P21">Classification des types de layout</text:p>
            </text:list-item>
            <text:list-item>
              <text:p text:style-name="P21">Appliquer un modèle spécifique à chaque type =&gt; Mais des schémas récurrents ont été repérés ; un type de région pouvait, indépendammant de la conception SEMANTIQUE du texte, être appliqué à une région selon sa position et orientation (ontologie dont les types de région sont des disposition et orientation de texte, en somme des configurations du texte ; identique pour les types de lignes) <text:span text:style-name="T2">CELA CONFIRME L’INTERET D’AVOIR UN TYPE DE REGION ET DE LIGNE PARTICULIER POUR LE HEADER DES LETTRES</text:span></text:p>
            </text:list-item>
          </text:list>
        </text:list-item>
      </text:list>
      <text:h text:style-name="Heading_20_4" text:outline-level="4"><text:bookmark-start text:name="segmonto-a-controlled-vocabulary-to-describe-historical-textual-sources"/>SegmOnto – A Controlled Vocabulary to Describe Historical Textual Sources<text:bookmark-end text:name="segmonto-a-controlled-vocabulary-to-describe-historical-textual-sources"/></text:h>
      <text:p text:style-name="First_20_paragraph">Simon Gabay, maître-assistant, université de Genève Ariane Pinche, post-doctorante, École nationale des chartes, CJM Kelly Christensen, docteure, INRIA</text:p>
      <text:h text:style-name="Heading_20_5" text:outline-level="5"><text:bookmark-start text:name="summary-2"/>Summary<text:bookmark-end text:name="summary-2"/></text:h>
      <text:p text:style-name="First_20_paragraph">Our initiative aims to design a controlled vocabulary for the description of the layout of textual sources: SegmOnto. Following a codicological approach rather than a semantic one, it is designed as a generic typology, coping with a maximised number of cases rather than answering specific needs. Systematise the layout description has a double objective: on the one hand it facilitates the exchange of annotated data and therefore the training of better models for image segmentation (a crucial preliminary step for text recognition), on the other hand, it allows the development of a shared post-processing workflow and pipeline for the transformation of ALTO or PAGE files into DH standard formats such as RDF or TEI.</text:p>
      <text:h text:style-name="Heading_20_3" text:outline-level="3"><text:bookmark-start text:name="jour-2-24-juin"/>Jour 2 : 24 juin<text:bookmark-end text:name="jour-2-24-juin"/></text:h>
      <text:h text:style-name="Heading_20_4" text:outline-level="4"><text:bookmark-start text:name="fondue---a-lightweight-htr-infrastructure-for-geneva"/>FoNDUE - A Lightweight HTR Infrastructure for Geneva<text:bookmark-end text:name="fondue---a-lightweight-htr-infrastructure-for-geneva"/></text:h>
      <text:p text:style-name="First_20_paragraph">Simon Gabay, maître-assistant, université de Genève Pierre Künzli, Jean-Luc Falcone, (Christophe Charpilloz) (SciCoz)</text:p>
      <text:h text:style-name="Heading_20_5" text:outline-level="5"><text:bookmark-start text:name="summary-3"/>Summary<text:bookmark-end text:name="summary-3"/></text:h>
      <text:p text:style-name="First_20_paragraph">Recognising text on an image is becoming increasingly important for scholars working with textual sources. Because institutions have to address the needs of their members, the University of Geneva has decided to offer a free of charge and user-friendly solution based on eScriptorium. The specificity of our instance is that it relies only on local infrastructures to minimise its cost and offer additional services, such as training models directly with command lines. Therefore, it promotes a double empowerment: the one of the institution, that does not depend on external private solutions, but also the one of scholars, who gain new digital skills. On top of a theoretical reflexion on this empowerment, we propose a first feedback on how to deploy an efficient HPC-based instance of eScriptorium.</text:p>
      <text:h text:style-name="Heading_20_5" text:outline-level="5"><text:bookmark-start text:name="mes-notes-8"/>Mes notes<text:bookmark-end text:name="mes-notes-8"/></text:h>
      <text:list text:style-name="L22">
        <text:list-item>
          <text:p text:style-name="P22">Données sensibles, accès aux données, anonymisation : comment protéger les données quand on fait de l’HTR ? Il est problématique de travailler sur des softwares hebergés dans un pays étranger.</text:p>
        </text:list-item>
        <text:list-item>
          <text:p text:style-name="P22">Coût par page : très élevé étant donné l’infrastructure</text:p>
        </text:list-item>
        <text:list-item>
          <text:p text:style-name="P22">Les résultats doivent être parfaitement reproductibles : maîtriser l’intégralité du résultat <text:span text:style-name="T2">En termes scientifiques, on doit pouvoir livrer toutes les données du processus</text:span></text:p>
        </text:list-item>
        <text:list-item>
          <text:p text:style-name="P22">Que coûte le changement d’outil si nécessaire ? Comment enseigner ces outils (et donc les mettre à disposition) ; comment les déployer localement pour donner de la flexibilité aux équipes</text:p>
        </text:list-item>
        <text:list-item>
          <text:p text:style-name="P22">Infrastructure CREMMA : 3 GPUs (plus de 10 000 euros pièce), puis il faut les renouveler fréquemment</text:p>
        </text:list-item>
        <text:list-item>
          <text:p text:style-name="P22">Geneve : cluster de l’université (“HPC”, 150 GPU) =&gt; donne accès à une autre interface que CREMMA : les infrastructures permettent notamment de sortir de l’infrastructure eScriptorium</text:p>
        </text:list-item>
        <text:list-item>
          <text:p text:style-name="P22">Qu’est-ce qu’un cluster de calcul ? Interconnexion d’ordinateurs avec CPU, avec un réseau très rapide ; tous accès aux mêmes données ; système de gestion des ordinateurs pour le fonctionnement en synergie (on se connecte seulement à un frontend, qui gère les calculs selon les machines disponibles : “Slurm”)</text:p>
        </text:list-item>
        <text:list-item>
          <text:p text:style-name="P22">Applications concernées : météo, mécanique des fluides (simulation de la circulation sanguine), rendu d’un film en 3D</text:p>
        </text:list-item>
        <text:list-item>
          <text:p text:style-name="P22">Limitations : plateformes simples (ligne de commande), pas fait pour communiquer avec d’autres serveurs (comme eScriptorium) ; difficultés d’administration</text:p>
        </text:list-item>
        <text:list-item>
          <text:p text:style-name="P22">eScriptorium est développé en Python-Django</text:p>
        </text:list-item>
        <text:list-item>
          <text:p text:style-name="P22">Multi-processing : outil Celery (garder l’application active quand un processus gourmand est lancé)</text:p>
        </text:list-item>
        <text:list-item>
          <text:p text:style-name="P22">Le temps d’exécution des entraînements n’est pas proportionnel au nb d’images : il n’est pas en l’état calculable de manière simple.</text:p>
        </text:list-item>
        <text:list-item>
          <text:p text:style-name="P22">La performance est optimisée par la rechrche d’un équilibre entre temps de calcul par image et nombre de tâches lancées en parallèle</text:p>
        </text:list-item>
      </text:list>
      <text:h text:style-name="Heading_20_4" text:outline-level="4"><text:bookmark-start text:name="from-htr-to-critical-edition-a-semi-automatic-pipeline"/>From HTR to Critical Edition: A Semi-Automatic Pipeline<text:bookmark-end text:name="from-htr-to-critical-edition-a-semi-automatic-pipeline"/></text:h>
      <text:p text:style-name="First_20_paragraph">Daniel Stoekl Ben Ezra, directeur d’étude, EPHE Hayim Lapin, professor, University of Maryland, College Park Bronson Brown-Devost, post-doctoral researcher, Scripta Qumranica Electronica Pawel Jablonski, PhD student, EPHE</text:p>
      <text:h text:style-name="Heading_20_5" text:outline-level="5"><text:bookmark-start text:name="summary-4"/>Summary<text:bookmark-end text:name="summary-4"/></text:h>
      <text:p text:style-name="First_20_paragraph">This paper describes a pipeline for the creation of critical editions of literary texts from manually corrected HTR results of distinct manuscripts as prepared in the Sofer Mahir project. The Sofer Mahir project produces manually corrected transcriptions of 16 large medieval Hebrew codexes of all six main works of Tannaitic Rabbinic literature, redacted in the third or perhaps fourth century CE in Galilee. These works comprise Mishnah (~200k tokens), Tosefta (~300k tokens), Mekhilta deRabbi Yishmael (~80k tokens), Sifra (~120k tokens), Sifre Numbers (~60k tokens) and Sifre Deuteronomy (~60k tokens). Each work is extant in between 3 (Mishnah and Tosefta) to 5 witnesses (all others).</text:p>
      <text:list text:style-name="L23">
        <text:list-item>
          <text:p text:style-name="P23">Très nbses agglutinations : 1 token peut comprendre + de 6 mots !</text:p>
        </text:list-item>
        <text:list-item>
          <text:p text:style-name="P23">Intertextualité riche</text:p>
        </text:list-item>
        <text:list-item>
          <text:p text:style-name="P23"><text:span text:style-name="T2">Patrick Sahle Text wheel</text:span> : schéma pour les finalités de numérisation de textes</text:p>
        </text:list-item>
        <text:list-item>
          <text:p text:style-name="P23">COMMENT ALLER DE LA HIERARCHIE DU DOCUMENT SOURCE A CELLE DU TEXTE ? Les différents témoins du texte n’ont pas la même mise en page, apparat, en somme hiérarchie de document</text:p>
        </text:list-item>
        <text:list-item>
          <text:p text:style-name="P23">Comment gérer les élts interlinéaires ? Ils sont distingués entre deux qui doivent s’insérer dans le texte (correction) et les autres (<text:span text:style-name="T2">méthode pas expliquée</text:span>)</text:p>
        </text:list-item>
        <text:list-item>
          <text:p text:style-name="P23">Utilisation de Dicta’s Synopsis pour la comparaison synoptique des textes longs : canonical versification, résolution des abrév., correction automatique des témoins les uns par les autres, annotation linguistique (lemmatisation)</text:p>
        </text:list-item>
        <text:list-item>
          <text:p text:style-name="P23">Publication avec exist-DB</text:p>
        </text:list-item>
      </text:list>
      <text:h text:style-name="Heading_20_4" text:outline-level="4"><text:bookmark-start text:name="analyse-reconnaissance-et-indexation-des-manuscrits-cham"/>Analyse, Reconnaissance et Indexation des manuscrits cham<text:bookmark-end text:name="analyse-reconnaissance-et-indexation-des-manuscrits-cham"/></text:h>
      <text:p text:style-name="First_20_paragraph">Anne-Valérie Schweyer, chercheuse CNRS, Centre Asie du Sud-Est (CASE-EHESS-INALCO), Jean-Christophe Burie, professeur des universités, Université de La Rochelle Tien Nam Nguyen, doctorant, Université de La Rochelle</text:p>
      <text:h text:style-name="Heading_20_5" text:outline-level="5"><text:bookmark-start text:name="résumé-7"/>Résumé<text:bookmark-end text:name="résumé-7"/></text:h>
      <text:p text:style-name="First_20_paragraph">Le cham ancien a été la langue véhiculaire utilisée dans des inscriptions gravées dans tout le centre du Vietnam du vie au xviie siècle. Le cham ancien a ensuite été remplacé par le cham moyen, la langue d’une riche collection de manuscrits écrits entre les xviie et xixe siècles dans le Centre-Sud du Vietnam et au Cambodge. Afin d’éviter la disparition de ces écritures alpha syllabiques, le projet CHAMDOC, projet pluridisciplinaire, regroupant des chercheurs en SHS et en informatique, vise à concevoir des méthodes et des outils innovants basés sur l’intelligence artificielle pour extraire, reconnaitre, translittérer et indexer les caractères Cham. Nous présenterons les travaux en cours et les premiers résultats.</text:p>
      <text:h text:style-name="Heading_20_5" text:outline-level="5"><text:bookmark-start text:name="mes-notes-9"/>Mes notes<text:bookmark-end text:name="mes-notes-9"/></text:h>
      <text:list text:style-name="L24">
        <text:list-item>
          <text:p text:style-name="P24">Langue en voie de disparition ; système alphasyllabique</text:p>
        </text:list-item>
        <text:list-item>
          <text:p text:style-name="P24">Conditions de conservation difficiles (papier brun, tâches) : des possibilités de restition automatique</text:p>
        </text:list-item>
        <text:list-item>
          <text:p text:style-name="P24">Des évolutions paléographiques entre le Ve et le XVe siècle ainsi que des évolutions du système vocalique</text:p>
        </text:list-item>
        <text:list-item>
          <text:p text:style-name="P24">Des langues et des vocabulaires différents (pas d’intercompréhension)</text:p>
        </text:list-item>
        <text:list-item>
          <text:p text:style-name="P24">Nécessité d’un débruitage des images : si trop de diacritiques, ne fonctionne pas</text:p>
        </text:list-item>
        <text:list-item>
          <text:p text:style-name="P24">Fonction de <text:span text:style-name="T1">coût adapté</text:span> pour la segmentation des lignes : à partir du milieu de la ligne, il pose un masque sur les signes qui se déploient au-dessus et en-dessous</text:p>
        </text:list-item>
      </text:list>
      <text:h text:style-name="Heading_20_4" text:outline-level="4"><text:bookmark-start text:name="expérimentations-pour-lanalyse-automatique-de-sources-chinoises-anciennes"/>Expérimentations pour l’analyse automatique de sources chinoises anciennes<text:bookmark-end text:name="expérimentations-pour-lanalyse-automatique-de-sources-chinoises-anciennes"/></text:h>
      <text:p text:style-name="First_20_paragraph">Marie Bizais-Lillig, maître de conférences, université de Strasbourg, Chahan Vidal-Gorène, doctorant, École nationale des Chartes et EPHE</text:p>
      <text:h text:style-name="Heading_20_5" text:outline-level="5"><text:bookmark-start text:name="résumé-8"/>Résumé<text:bookmark-end text:name="résumé-8"/></text:h>
      <text:p text:style-name="First_20_paragraph">Dans cette présentation, nous nous proposons de rendre compte d’une expérience de transcription automatisée de textes xylographiés de la Chine impériale, à partir d’un très petit jeu de données (50 images). Bien que particulièrement lisibles, ces documents très denses présentent un double défi pour les HTR tant au niveau du sens de lecture du contenu que du très grand nombre de caractères différents à reconnaître, variété impossible à représenter en apprentissage. Le propos questionnera tout d’abord les choix de transcription réalisés et leur impact sur la capacité des modèles à apprendre efficacement en situation de one-shot learning, puis nous aborderons la question du sens de lecture du résultat produit et des différentes approches mises en place avec et sans apprentissage machine.</text:p>
      <text:h text:style-name="Heading_20_5" text:outline-level="5"><text:bookmark-start text:name="mes-notes-10"/>Mes notes<text:bookmark-end text:name="mes-notes-10"/></text:h>
      <text:list text:style-name="L25">
        <text:list-item>
          <text:p text:style-name="P25">Le chinois ancien représente 54 000 caractères (4000-5000 dans le jeu de données) ; tous ne sont pas dans Unicode (l’ajout est problématique : on ne sait pas toujorus ce qu’il y a derrière un code; plusieurs projets d’enrichissement sont concurrents… mieux vaut normaliser)</text:p>
        </text:list-item>
        <text:list-item>
          <text:p text:style-name="P25">7000 glyphes de départ : il peut exister plusieurs glyphes pour un caractère (styles diff.), avec des décisions impériales qui établissent des modes pour un règne : <text:span text:style-name="T2">normalisation indispensable</text:span></text:p>
        </text:list-item>
        <text:list-item>
          <text:p text:style-name="P25">Des caractères tabous (on n’écrit pas le nom de l’empereur de son vivant)</text:p>
        </text:list-item>
        <text:list-item>
          <text:p text:style-name="P25">Des versions cursives des carac. officiels</text:p>
        </text:list-item>
        <text:list-item>
          <text:p text:style-name="P25">Des textes à glose, des caractères servant de rubrique</text:p>
        </text:list-item>
        <text:list-item>
          <text:p text:style-name="P25">La reconnaissance des caractères se passe en fait bien</text:p>
        </text:list-item>
        <text:list-item>
          <text:p text:style-name="P25">La segmentation, les sens de lecture posent plus de problème</text:p>
          <text:list text:style-name="L26">
            <text:list-item>
              <text:p text:style-name="P26">Approche par <text:span text:style-name="T1">baseline</text:span> dans un premier temps (par conformité aux autres jeux de données)</text:p>
            </text:list-item>
            <text:list-item>
              <text:p text:style-name="P26">Problème des colonnes verticales avec possibilité de doubles colonnes</text:p>
            </text:list-item>
            <text:list-item>
              <text:p text:style-name="P26">Gros problème de gestion du rapport entre texte et glose (déséquilibre du centroïde, ligne baselin tracée au centre)</text:p>
            </text:list-item>
            <text:list-item>
              <text:p text:style-name="P26">Autre démarche : <text:span text:style-name="T1">bounding-box</text:span> et non de <text:span text:style-name="T1">baseline</text:span> pour identifier les doubles colonnes, puis distinction des types de contenus pour travailler par régions cohérentes</text:p>
            </text:list-item>
          </text:list>
        </text:list-item>
        <text:list-item>
          <text:p text:style-name="P25">Seulement 50 images : comment spécialiser une architecture</text:p>
          <text:list text:style-name="L27">
            <text:list-item>
              <text:p text:style-name="P27">Il n’y a pas les mêmes glyhes dans les corpus de train et de validation</text:p>
            </text:list-item>
            <text:list-item>
              <text:p text:style-name="P27">La majorité des caractères sont des hapax, certains ne sont pas vus à l’apprentissage</text:p>
            </text:list-item>
            <text:list-item>
              <text:p text:style-name="P27">Mise en place d’une méthode dév. pour l’arabe : entraînement d’un modèle classique (extraction de caractéristiques sommaires des glyphes)</text:p>
            </text:list-item>
            <text:list-item>
              <text:p text:style-name="P27">A partir des carac. extraites, on génère des faux glyphes à partir d’un vaste corpus de texte ramassé sur le web, pour générer les glyphes qui manquaient</text:p>
            </text:list-item>
            <text:list-item>
              <text:p text:style-name="P27">Affinage d’un second recognizer à partir des faux caract. ou plutôt pour reconnaître des séquences de caractères (modèle de langue)</text:p>
            </text:list-item>
            <text:list-item>
              <text:p text:style-name="P27">Aboutissement à une acuité de 93% ; seulement 14% d’erreur pour les glyphes inconnus</text:p>
            </text:list-item>
          </text:list>
        </text:list-item>
        <text:list-item>
          <text:p text:style-name="P25">Choix de la <text:span text:style-name="T2">normalisation linguistique</text:span></text:p>
          <text:list text:style-name="L28">
            <text:list-item>
              <text:p text:style-name="P28">La finalité est de suivre l’utilisation de portions de texte à travers les siècles</text:p>
            </text:list-item>
          </text:list>
        </text:list-item>
      </text:list>
      <text:h text:style-name="Heading_20_4" text:outline-level="4"><text:bookmark-start text:name="sharing-htr-datasets-with-standardized-metadata-the-htrunited-initiative"/>Sharing HTR datasets with standardized metadata: the HTR‑United initiative<text:bookmark-end text:name="sharing-htr-datasets-with-standardized-metadata-the-htrunited-initiative"/></text:h>
      <text:p text:style-name="First_20_paragraph">Alix Chagué, doctorante, EPHE, Université de Montréal, Inria Thibault Clérice, responsable pédagogique du master TNAH, École nationale des chartes, CJM</text:p>
      <text:h text:style-name="Heading_20_5" text:outline-level="5"><text:bookmark-start text:name="summary-5"/>Summary<text:bookmark-end text:name="summary-5"/></text:h>
      <text:p text:style-name="First_20_paragraph">Since some scholars adopted Ocropy in the mid-2010s, production of HTR or OCR ground truth has seen an impressive and steady growth. However, few projects share their gold dataset, and when they do, they are scattered across many different hosting options (Github, zenodo, gitlab, institutional repository, etc.) making them very hard to find. For reuse, when they are “discovered”, their description is often lacking crucial details. The HTR-United initiative is an answer to this problem: with a standardized metadata schema, a curated catalogue and tools focusing on helping them through every step, owners can now easily publish and make their dataset findable.</text:p>
      <text:list text:style-name="L29">
        <text:list-item>
          <text:p text:style-name="P29">Le catalogue existe en version machine et en interface utilisateur</text:p>
        </text:list-item>
        <text:list-item>
          <text:p text:style-name="P29">Il n’existait pas de méthode de description des VT</text:p>
        </text:list-item>
        <text:list-item>
          <text:p text:style-name="P29">Format : <text:span text:style-name="T2">YAML</text:span>, même potentiel (et conversibilité) que Json, mais plus grande souplesse de la syntaxe d’écriture</text:p>
        </text:list-item>
        <text:list-item>
          <text:p text:style-name="P29">Export automatique vers Zenodo</text:p>
        </text:list-item>
        <text:list-item>
          <text:p text:style-name="P29">Les métadonnées</text:p>
          <text:list text:style-name="L30">
            <text:list-item>
              <text:p text:style-name="P30">titre, lien, description</text:p>
            </text:list-item>
            <text:list-item>
              <text:p text:style-name="P30">license et format de fichier</text:p>
            </text:list-item>
            <text:list-item>
              <text:p text:style-name="P30">Software utilisé</text:p>
            </text:list-item>
            <text:list-item>
              <text:p text:style-name="P30">… <text:span text:style-name="T2">revoir la diapo</text:span></text:p>
            </text:list-item>
            <text:list-item>
              <text:p text:style-name="P30">Statistiques : nb de mots, de lignes, etc.</text:p>
            </text:list-item>
          </text:list>
        </text:list-item>
        <text:list-item>
          <text:p text:style-name="P29">Les gens veulent souvent exploiter des jeux de données différents, qui soient compatibles</text:p>
        </text:list-item>
        <text:list-item>
          <text:p text:style-name="P29">HTRUC</text:p>
        </text:list-item>
        <text:list-item>
          <text:p text:style-name="P29">HTRVX : conformité XML et Segmonto</text:p>
        </text:list-item>
        <text:list-item>
          <text:p text:style-name="P29">HUMG(enerator) : computing metrics : un outil en ligne de commande pour créer des badges avec les valeurs statistiques.</text:p>
        </text:list-item>
        <text:list-item>
          <text:p text:style-name="P29">ChocoMufi : pour les usages des Unicode, qui contrôle et corrige (il liste tous les caractères existants, puis établit ceux qui correspondent au même caractère, et ceux validés par CREMMA)</text:p>
          <text:list text:style-name="L31">
            <text:list-item>
              <text:p text:style-name="P31">Permet de conserver une diversité d’usage mais de conserver les choses compatibles</text:p>
            </text:list-item>
          </text:list>
        </text:list-item>
        <text:list-item>
          <text:p text:style-name="P29">Avenir :</text:p>
          <text:list text:style-name="L32">
            <text:list-item>
              <text:p text:style-name="P32">Construire plus de filtres pour améliorer le référencement des caractéristiques</text:p>
            </text:list-item>
            <text:list-item>
              <text:p text:style-name="P32">Mise en oeuvre de <text:span text:style-name="T1">guidelines</text:span> pour la transcription</text:p>
            </text:list-item>
            <text:list-item>
              <text:p text:style-name="P32">Construire un écosystème au-delà du catalogue : Elargir à la bibliographie relative aux projets HTR</text:p>
            </text:list-item>
          </text:list>
        </text:list-item>
      </text:list>
      <text:h text:style-name="Heading_20_5" text:outline-level="5"><text:bookmark-start text:name="discussion-2"/>Discussion<text:bookmark-end text:name="discussion-2"/></text:h>
      <text:list text:style-name="L33">
        <text:list-item>
          <text:p text:style-name="P33">Visualiser les images : pose problème de la limite technique pour la récupération et la gestion de la taille des images (supposerait de faire porter un poids aux utilisateurs)</text:p>
        </text:list-item>
        <text:list-item>
          <text:p text:style-name="P33">Des dépôts d’échantillons ? (temporalité de construction des corpus) : les jeux de données déjà petits sont très utiles ; la démarche de dépôt peut même être incrémentale ; la plupart des jeux de données sont en cours d’enrichissement</text:p>
        </text:list-item>
        <text:list-item>
          <text:p text:style-name="P33">Recenser des données non distribuées (car les droits ne sont pas ouverts) ? Il est possible de publier des donnée sous requête de consultation sur Zenodo.</text:p>
        </text:list-item>
      </text:list>
      <text:h text:style-name="Heading_20_4" text:outline-level="4"><text:bookmark-start text:name="episearch.-recognising-ancient-inscriptions-in-epigraphic-manuscripts"/>EpiSearch. Recognising Ancient Inscriptions in Epigraphic Manuscripts<text:bookmark-end text:name="episearch.-recognising-ancient-inscriptions-in-epigraphic-manuscripts"/></text:h>
      <text:p text:style-name="First_20_paragraph">Federico Boschetti, researcher; Institute for Computational Linguistics “A. Zampolli” – CNR, Pisa / VeDPH, Ca’ Foscari University of Venice Tatiana Tommasi, MA student; Ca’ Foscari University of Venice</text:p>
      <text:h text:style-name="Heading_20_5" text:outline-level="5"><text:bookmark-start text:name="summary-6"/>Summary<text:bookmark-end text:name="summary-6"/></text:h>
      <text:p text:style-name="First_20_paragraph">The project focuses on epigraphic codices as a proof of concept for putting digital tools at the test, thus defining new ways for the integration of large epigraphic collections. As a sample, we use the epigraphic manuscript composed by the learned ecclesiastical antiquarian Giovanni Antonio Astori (Venice, 1672-1743) and preserved in the Marciana National Library in Venice: Marc. lat. XIV, 200 (4336). In the first part of our talk, we analyse the life of the author and the characteristics of his manuscript. In the second part, we focus on the following tasks: a) evaluating the accuracy of eScriptorium on epigraphic manuscripts with training sets of different size, in order to estimate the best trade-off between the human effort to prepare the training sets and the human effort to correct the results; b) mapping legacy manual transcriptions on the manuscript facsimile c) improving the layout analysis for epigraphic manuscripts.</text:p>
      <text:list text:style-name="L34">
        <text:list-item>
          <text:p text:style-name="P34">Seulement 11 feuillets ; enrichissement de la VT par des ms. complémentaires de l’auteur pour la reconnaissance de la cursive. Jeu enrichi par les dépôts HTR-United.</text:p>
        </text:list-item>
        <text:list-item>
          <text:p text:style-name="P34">Segmentation au niveau de la granularité du mot pour les inscriptions dessinées, et même au niveau du glyphe (par un entraînement over-fitted du modèle de seg.)</text:p>
        </text:list-item>
      </text:list>
      <text:h text:style-name="Heading_20_4" text:outline-level="4"><text:bookmark-start text:name="htr-of-handwritten-paleographic-greek-text-as-a-function-of-chronology"/>HTR of Handwritten Paleographic Greek Text as a Function of Chronology<text:bookmark-end text:name="htr-of-handwritten-paleographic-greek-text-as-a-function-of-chronology"/></text:h>
      <text:p text:style-name="First_20_paragraph">Platanou Paraskevi, postgraduate student, Athens University of Economics and Business</text:p>
      <text:h text:style-name="Heading_20_5" text:outline-level="5"><text:bookmark-start text:name="summary-7"/>Summary<text:bookmark-end text:name="summary-7"/></text:h>
      <text:p text:style-name="First_20_paragraph">Today classicists are provided with a large number of digital tools which, in turn, offer possibilities for further study and new research goals. In this paper, we explore the idea that old Greek handwriting can be machine-readable and consequently, researchers can study the target material fast and efficiently. The overall aim of this paper is to assess HTR for old Greek manuscripts. To address this statement, we study and use images of the Oxford University Bodleian Library Greek manuscripts. By manually transcribing images, we have created and present here a new dataset for Handwritten Paleographic Greek Text Recognition. The dataset instances have been organized by establishing as a leading factor the century to which the manuscript and hence the image belongs. In this way, the HTR performance can reveal century-specific challenges when it comes to Handwritten Paleographic Greek Text Recognition.</text:p>
      <text:h text:style-name="Heading_20_5" text:outline-level="5"><text:bookmark-start text:name="mes-notes-11"/>Mes notes<text:bookmark-end text:name="mes-notes-11"/></text:h>
      <text:list text:style-name="L35">
        <text:list-item>
          <text:p text:style-name="P35">Minuscule et cursive</text:p>
        </text:list-item>
        <text:list-item>
          <text:p text:style-name="P35">Pas d’espace entre les caractères</text:p>
        </text:list-item>
        <text:list-item>
          <text:p text:style-name="P35">Des ligatures</text:p>
        </text:list-item>
      </text:list>
      <text:p text:style-name="First_20_paragraph">Analyse du type d’erreur selon les siècles pour dégager des caractéristiques d’évolution de l’écriture (?) jusqu’au XVe-XVIe s. ; le classement des fautes permet d’objectiver ces évolutions : - imbrication de caractères</text:p>
      <text:h text:style-name="Heading_20_5" text:outline-level="5"><text:bookmark-start text:name="discussion-3"/>Discussion<text:bookmark-end text:name="discussion-3"/></text:h>
      <text:list text:style-name="L36">
        <text:list-item>
          <text:p text:style-name="P36">Méthode de gestion des abréviations ?</text:p>
        </text:list-item>
      </text:list>
      <text:h text:style-name="Heading_20_4" text:outline-level="4"><text:bookmark-start text:name="reconnaissance-et-extraction-dinformations-dans-des-tableaux-manuscrits-historiques-vers-une-compréhension-des-recensements-de-paris-de-lentredeux-guerre"/>Reconnaissance et extraction d’informations dans des tableaux manuscrits historiques : vers une compréhension des recensements de Paris de l’entre‑deux guerre<text:bookmark-end text:name="reconnaissance-et-extraction-dinformations-dans-des-tableaux-manuscrits-historiques-vers-une-compréhension-des-recensements-de-paris-de-lentredeux-guerre"/></text:h>
      <text:p text:style-name="First_20_paragraph">Thomas Constum, doctorant, LITIS EA4108, université Rouen Normandie</text:p>
      <text:h text:style-name="Heading_20_5" text:outline-level="5"><text:bookmark-start text:name="résumé-9"/>Résumé<text:bookmark-end text:name="résumé-9"/></text:h>
      <text:p text:style-name="First_20_paragraph">Le projet POPP, Projet d’Océrisation des Recensements de la Population Parisienne (S. Brée et al, 2022) vise à constituer une vaste base de données à partir des recensements nominatifs de Paris de l’entre‑deux guerres, composés chacun d’environ 100 000 pages simples manuscrites sous forme de tableaux. Nous avons à ce jour traité les recensements de 1926, 1931, et 1936, ce qui représente un total d’environ 9 millions d’individus. Ce corpus est une source d’information primordiale pour les historiens, les démographes, les économistes ou les sociologues. L’objectif de notre communication est de décrire un système complet pour l’extraction d’informations de recensements historiques de la population. POPP est un projet qui a réuni des chercheurs en vision par ordinateur, en reconnaissance de formes et en démographie historique.</text:p>
      <text:h text:style-name="Heading_20_4" text:outline-level="4"><text:bookmark-start text:name="retour-dexpériences-sur-lutilisation-comparée-de-plusieurs-dispositifs-de-transcription-numérique-darchives-de-fouilles-archéologiques"/>Retour d’expériences sur l’utilisation comparée de plusieurs dispositifs de transcription numérique d’archives de fouilles archéologiques<text:bookmark-end text:name="retour-dexpériences-sur-lutilisation-comparée-de-plusieurs-dispositifs-de-transcription-numérique-darchives-de-fouilles-archéologiques"/></text:h>
      <text:p text:style-name="First_20_paragraph">Christophe Tufféry, ingénieur de recherche à l’Institut national de recherches archéologiques préventives, doctorant à CY Cergy Paris Université, en partenariat avec l’Institut national du patrimoine.</text:p>
      <text:h text:style-name="Heading_20_5" text:outline-level="5"><text:bookmark-start text:name="résumé-10"/>Résumé<text:bookmark-end text:name="résumé-10"/></text:h>
      <text:p text:style-name="First_20_paragraph">Dans le cadre d’une thèse de doctorat engagée depuis 2019, nous proposons une étude historiographique et épistémologique des effets du numérique sur l’archéologie et sur les archéologues sur les cinquante dernières années, une période pendant laquelle l’archéologie a vu ses méthodes modifiées par l’introduction progressive de la micro-informatique dès le terrain. Cette recherche s’appuie sur notre expérience comme archéologue depuis la fin des années 1970 et sur notre activité à l’Inrap depuis 2010. Nous avons exploité plusieurs archives de chantiers de fouilles dont celles d’un chantier sur lequel nous avons été fouilleur bénévole entre 1980 et 1988. Nous avons procédé à la numérisation de deux cahiers de fouille. Nous avons ensuite procédé à leur transcription numérique avec trois solutions techniques différentes et complémentaires, dont eScriptorium, qui présentent des avantages et des limites techniques et méthodologiques. Nous avons pu ensuite exploiter les résultats de la transcription avec diverses méthodes et outils numériques.</text:p>
      <text:p text:style-name="Text_20_body">BAUDRY H. « Les Archives Inquisitoriales (Portugal) Sous HTR : Le Projet TraPrInq (Transcribing the Court Records of the Portuguese Inquisition, 1536-1821) ». In : <text:span text:style-name="T1">Documents Anciens et HTR</text:span>. Paris, École nationale des chartes : [s.n.], 2022. </text:p>
      <text:p text:style-name="Text_20_body">BIZAIS-LILLIG M., VIDAL-GORÈNE C. « Expérimentations Pour l’analyse Automatique de Sources Chinoises Anciennes ». In : <text:span text:style-name="T1">Documents Anciens et HTR</text:span>. Paris, École nationale des chartes : [s.n.], 2022. </text:p>
      <text:p text:style-name="Text_20_body">BOSCHETTI F., TOMMASI T. « EpiSearch. Recognising Ancient Inscriptions in Epigraphic Manuscripts ». In : <text:span text:style-name="T1">Documents Anciens et HTR</text:span>. Paris, École nationale des chartes : [s.n.], 2022. </text:p>
      <text:p text:style-name="Text_20_body">CAMPS J.-B., PINCHE A. « CremmaLab Projects: Transcription Guidelines and HTR Models for French Medieval Manuscripts ». In : <text:span text:style-name="T1">Documents Anciens et HTR</text:span>. Paris, École nationale des chartes : [s.n.], 2022. </text:p>
      <text:p text:style-name="Text_20_body">CHAGUÉ A., CLÉRICE T. « Sharing HTR Datasets with Standardized Metadata: The HTR‑United Initiative ». In : <text:span text:style-name="T1">Documents Anciens et HTR</text:span>. Paris, École nationale des chartes : [s.n.], 2022. </text:p>
      <text:p text:style-name="Text_20_body">CONSTUM T. « Reconnaissance et Extraction d’informations Dans Des Tableaux Manuscrits Historiques : Vers Une Compréhension Des Recensements de Paris de l’entre‑deux Guerre ». In : <text:span text:style-name="T1">Documents Anciens et HTR</text:span>. Paris, École nationale des chartes : [s.n.], 2022. </text:p>
      <text:p text:style-name="Text_20_body">CUÉLLAR Á. « Un Modèle Ouvert Pour La Reconnaissance Automatique Des Manuscrits Du Théâtre Espagnol Du Siècle d’Or ». In : <text:span text:style-name="T1">Documents Anciens et HTR</text:span>. Paris, École nationale des chartes : [s.n.], 2022. </text:p>
      <text:p text:style-name="Text_20_body">FIZAINE F., BOUYÉ É. « Lettres En Lumières ». In : <text:span text:style-name="T1">Documents Anciens et HTR</text:span>. Paris, École nationale des chartes : [s.n.], 2022. </text:p>
      <text:p text:style-name="Text_20_body">GABAY S., KÜNZLI P. « FoNDUE - A Lightweight HTR Infrastructure for Geneva ». In : <text:span text:style-name="T1">Documents Anciens et HTR</text:span>. Paris, École nationale des chartes : [s.n.], 2022. </text:p>
      <text:p text:style-name="Text_20_body">GABAY S., PINCHE A., CHRISTENSEN K. « SegmOnto – A Controlled Vocabulary to Describe Historical Textual Sources ». In : <text:span text:style-name="T1">Documents Anciens et HTR</text:span>. Paris, École nationale des chartes : [s.n.], 2022. </text:p>
      <text:p text:style-name="Text_20_body">KIESSLING B., STOKES P. A. « New Developments in Kraken and eScriptorium ». In : <text:span text:style-name="T1">Documents Anciens et HTR</text:span>. Paris, École nationale des chartes : [s.n.], 2022. </text:p>
      <text:p text:style-name="Text_20_body">LEBLANC É., JACSONT P. « De Transkribus à eScriptorium : Retour(s) d’expérience Sur l’usage d’outils d’HTR Appliqués à Un Corpus d’imprimés Espagnols Du XIXe Siècle ». In : <text:span text:style-name="T1">Documents Anciens et HTR</text:span>. Paris, École nationale des chartes : [s.n.], 2022. </text:p>
      <text:p text:style-name="Text_20_body">MARGUIN-HAMON E. « Discours d’ouverture et Présentation Des Projets CREMMA et CREMMALAB ». In : <text:span text:style-name="T1">Documents Anciens et HTR</text:span>. Paris, École nationale des chartes : [s.n.], 2022. </text:p>
      <text:p text:style-name="Text_20_body">PARASKEVI P. « HTR of Handwritten Paleographic Greek Text as a Function of Chronology ». In : <text:span text:style-name="T1">Documents Anciens et HTR</text:span>. Paris, École nationale des chartes : [s.n.], 2022. </text:p>
      <text:p text:style-name="Text_20_body">PAUPE É. « Une Cursive Du 17e Siècle ». In : <text:span text:style-name="T1">Documents Anciens et HTR</text:span>. Paris, École nationale des chartes : [s.n.], 2022. </text:p>
      <text:p text:style-name="Text_20_body">SCHWEYER A.-V., BURIE J.-C., TIEN NAM NGUYEN. « Analyse, Reconnaissance et Indexation Des Manuscrits Cham ». In : <text:span text:style-name="T1">Documents Anciens et HTR</text:span>. Paris, École nationale des chartes : [s.n.], 2022. </text:p>
      <text:p text:style-name="Text_20_body">STÖKL BEN EZRA D., HAYIM L., JABLONSKI P. « From HTR to Critical Edition: A Semi-Automatic Pipeline ». In : <text:span text:style-name="T1">Documents Anciens et HTR</text:span>. Paris, École nationale des chartes : [s.n.], 2022. </text:p>
      <text:p text:style-name="Text_20_body">STÖKL BEN EZRA D., RUSTOW M., WITTY D. « Segmentation Mode for Archival Documents with Highly Complex Layout ». In : <text:span text:style-name="T1">Documents Anciens et HTR</text:span>. Paris, École nationale des chartes : [s.n.], 2022. </text:p>
      <text:p text:style-name="Text_20_body">TORRES AGUILAR S., JOLIVET V. « Modélisation et Affinage HTR Pour Les Ms Méd. : Stratégies et Évaluation ». In : <text:span text:style-name="T1">Documents Anciens et HTR</text:span>. Paris, École nationale des chartes : [s.n.], 2022. </text:p>
      <text:p text:style-name="Text_20_body">TUFFÉRY C. « Retour d’expériences Sur l’utilisation Comparée de Plusieurs de Dispositifs de Transcription Numérique d’archives de Fouilles Archéologiques ». In : <text:span text:style-name="T1">Documents Anciens et HTR</text:span>. Paris, École nationale des chartes : [s.n.], 202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creator/>
    <meta:user-defined meta_name="bibliography" meta-value-type="string">../documentation/biblio.bib</meta:user-defined>
    <meta:user-defined meta_name="csl" meta-value-type="string">/home/sbiay/travail-archive-intermediaire/outils/zotero/french3.csl</meta:user-defined>
    <meta:user-defined meta_name="subtitle" meta-value-type="string"/>
  </office:meta>
</office:document-meta>
</file>